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A1" style:family="table-cell">
      <style:table-cell-properties fo:padding="0.0382in" fo:border="0.0007in solid #000000"/>
    </style:style>
    <style:style style:name="Table12" style:family="table">
      <style:table-properties style:width="7.0806in" table:align="margins" style:may-break-between-rows="true"/>
    </style:style>
    <style:style style:name="Table12.A" style:family="table-column">
      <style:table-column-properties style:column-width="7.0806in" style:rel-column-width="65535*"/>
    </style:style>
    <style:style style:name="Table12.1" style:family="table-row">
      <style:table-row-properties style:keep-together="false" fo:keep-together="always"/>
    </style:style>
    <style:style style:name="Table12.A1" style:family="table-cell">
      <style:table-cell-properties fo:background-color="transparent" fo:padding="0.0382in" fo:border="0.0007in solid #000000">
        <style:background-image/>
      </style:table-cell-properties>
    </style:style>
    <style:style style:name="Table12.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A4" style:family="table-cell">
      <style:table-cell-properties fo:background-color="transparent" fo:padding="0.0382in" fo:border-left="0.0007in solid #000000" fo:border-right="0.0007in solid #000000" fo:border-top="none" fo:border-bottom="none">
        <style:background-image/>
      </style:table-cell-properties>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style:style>
    <style:style style:name="Table30.A" style:family="table-column">
      <style:table-column-properties style:column-width="7.0806in" style:rel-column-width="65535*"/>
    </style:style>
    <style:style style:name="Table30.1" style:family="table-row">
      <style:table-row-properties style:keep-together="false" fo:keep-together="always"/>
    </style:style>
    <style:style style:name="Table30.A1" style:family="table-cell">
      <style:table-cell-properties fo:padding="0.0382in" fo:border="0.0007in solid #000000"/>
    </style:style>
    <style:style style:name="Table31" style:family="table">
      <style:table-properties style:width="7.0806in" table:align="margins"/>
    </style:style>
    <style:style style:name="Table31.A" style:family="table-column">
      <style:table-column-properties style:column-width="7.0806in" style:rel-column-width="65535*"/>
    </style:style>
    <style:style style:name="Table31.A1" style:family="table-cell">
      <style:table-cell-properties fo:padding="0.0382in" fo:border="0.0007in solid #000000"/>
    </style:style>
    <style:style style:name="Table32" style:family="table">
      <style:table-properties style:width="7.0806in" table:align="margins"/>
    </style:style>
    <style:style style:name="Table32.A" style:family="table-column">
      <style:table-column-properties style:column-width="7.0806in" style:rel-column-width="65535*"/>
    </style:style>
    <style:style style:name="Table32.A1" style:family="table-cell">
      <style:table-cell-properties fo:padding="0.0382in" fo:border="0.0007in solid #000000"/>
    </style:style>
    <style:style style:name="Table33" style:family="table">
      <style:table-properties style:width="7.0806in" table:align="margins"/>
    </style:style>
    <style:style style:name="Table33.A" style:family="table-column">
      <style:table-column-properties style:column-width="7.0806in" style:rel-column-width="65535*"/>
    </style:style>
    <style:style style:name="Table33.A1" style:family="table-cell">
      <style:table-cell-properties fo:padding="0.0382in" fo:border="0.0007in solid #000000"/>
    </style:style>
    <style:style style:name="Table35" style:family="table">
      <style:table-properties style:width="7.0806in" table:align="margins" fo:keep-with-next="always" style:may-break-between-rows="false"/>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1" style:family="table-row">
      <style:table-row-properties style:keep-together="false" fo:keep-together="always"/>
    </style:style>
    <style:style style:name="Table35.A1" style:family="table-cell">
      <style:table-cell-properties fo:background-color="transparent"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549in" style:rel-column-width="16242*"/>
    </style:style>
    <style:style style:name="Table37.B" style:family="table-column">
      <style:table-column-properties style:column-width="5.3257in" style:rel-column-width="49293*"/>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none"/>
    </style:style>
    <style:style style:name="Table37.B2" style:family="table-cell">
      <style:table-cell-properties fo:padding="0.0382in" fo:border-left="0.0007in solid #000000" fo:border-right="0.0007in solid #000000" fo:border-top="none" fo:border-bottom="none"/>
    </style:style>
    <style:style style:name="Table37.A3" style:family="table-cell">
      <style:table-cell-properties fo:padding="0.0382in" fo:border-left="0.0007in solid #000000" fo:border-right="none" fo:border-top="0.0007in solid #000000" fo:border-bottom="0.0007in solid #000000"/>
    </style:style>
    <style:style style:name="Table37.B4" style:family="table-cell">
      <style:table-cell-properties fo:padding="0.0382in" fo:border-left="0.0007in solid #000000" fo:border-right="0.0007in solid #000000" fo:border-top="0.0007in solid #000000" fo:border-bottom="none"/>
    </style:style>
    <style:style style:name="Table37.A5" style:family="table-cell">
      <style:table-cell-properties fo:padding="0.0382in" fo:border-left="0.0007in solid #000000" fo:border-right="none" fo:border-top="none" fo:border-bottom="0.0007in solid #000000"/>
    </style:style>
    <style:style style:name="Table38" style:family="table">
      <style:table-properties style:width="7.0806in" table:align="margins"/>
    </style:style>
    <style:style style:name="Table38.A" style:family="table-column">
      <style:table-column-properties style:column-width="1.7549in" style:rel-column-width="16242*"/>
    </style:style>
    <style:style style:name="Table38.B" style:family="table-column">
      <style:table-column-properties style:column-width="5.3257in" style:rel-column-width="49293*"/>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may-break-between-rows="false"/>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549in" style:rel-column-width="16242*"/>
    </style:style>
    <style:style style:name="Table42.B" style:family="table-column">
      <style:table-column-properties style:column-width="5.3257in" style:rel-column-width="49293*"/>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style>
    <style:style style:name="Table44.A" style:family="table-column">
      <style:table-column-properties style:column-width="1.7549in" style:rel-column-width="16242*"/>
    </style:style>
    <style:style style:name="Table44.B" style:family="table-column">
      <style:table-column-properties style:column-width="5.3257in" style:rel-column-width="49293*"/>
    </style:style>
    <style:style style:name="Table44.A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style>
    <style:style style:name="Table10.A" style:family="table-column">
      <style:table-column-properties style:column-width="1.7611in" style:rel-column-width="16300*"/>
    </style:style>
    <style:style style:name="Table10.B" style:family="table-column">
      <style:table-column-properties style:column-width="5.3194in" style:rel-column-width="492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611in" style:rel-column-width="16300*"/>
    </style:style>
    <style:style style:name="Table34.B" style:family="table-column">
      <style:table-column-properties style:column-width="5.3194in" style:rel-column-width="49235*"/>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style>
    <style:style style:name="Table11.A" style:family="table-column">
      <style:table-column-properties style:column-width="1.7611in" style:rel-column-width="16300*"/>
    </style:style>
    <style:style style:name="Table11.B" style:family="table-column">
      <style:table-column-properties style:column-width="5.3194in" style:rel-column-width="49235*"/>
    </style:style>
    <style:style style:name="Table11.1" style:family="table-row">
      <style:table-row-properties style:keep-together="false" fo:keep-together="always"/>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1" style:family="table-row">
      <style:table-row-properties style:keep-together="false" fo:keep-together="always"/>
    </style:style>
    <style:style style:name="Table17.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1" style:family="table-row">
      <style:table-row-properties style:keep-together="false" fo:keep-together="always"/>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A1" style:family="table-cell">
      <style:table-cell-properties fo:padding="0.0382in" fo:border="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1.7611in" style:rel-column-width="16300*"/>
    </style:style>
    <style:style style:name="Table43.B" style:family="table-column">
      <style:table-column-properties style:column-width="5.3194in" style:rel-column-width="49235*"/>
    </style:style>
    <style:style style:name="Table43.A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style>
    <style:style style:name="Table45.A" style:family="table-column">
      <style:table-column-properties style:column-width="1.7611in" style:rel-column-width="16300*"/>
    </style:style>
    <style:style style:name="Table45.B" style:family="table-column">
      <style:table-column-properties style:column-width="5.3194in" style:rel-column-width="49235*"/>
    </style:style>
    <style:style style:name="Table45.1" style:family="table-row">
      <style:table-row-properties style:keep-together="false" fo:keep-together="always"/>
    </style:style>
    <style:style style:name="Table45.A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7.0806in" style:rel-column-width="65535*"/>
    </style:style>
    <style:style style:name="Table39.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7.0806in" style:rel-column-width="65535*"/>
    </style:style>
    <style:style style:name="Table46.A1" style:family="table-cell">
      <style:table-cell-properties fo:padding="0.0382in" fo:border="0.0007in solid #000000"/>
    </style:style>
    <style:style style:name="Table48" style:family="table">
      <style:table-properties style:width="7.0806in" table:align="margins"/>
    </style:style>
    <style:style style:name="Table48.A" style:family="table-column">
      <style:table-column-properties style:column-width="1.766in" style:rel-column-width="16345*"/>
    </style:style>
    <style:style style:name="Table48.B" style:family="table-column">
      <style:table-column-properties style:column-width="5.3146in" style:rel-column-width="4919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6in" style:rel-column-width="16345*"/>
    </style:style>
    <style:style style:name="Table49.B" style:family="table-column">
      <style:table-column-properties style:column-width="5.3146in" style:rel-column-width="4919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1.7639in" style:rel-column-width="16325*"/>
    </style:style>
    <style:style style:name="Table50.B" style:family="table-column">
      <style:table-column-properties style:column-width="5.3167in" style:rel-column-width="49210*"/>
    </style:style>
    <style:style style:name="Table50.1" style:family="table-row">
      <style:table-row-properties style:keep-together="false" fo:keep-together="always"/>
    </style:style>
    <style:style style:name="Table50.A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style>
    <style:style style:name="Table51.A" style:family="table-column">
      <style:table-column-properties style:column-width="1.7639in" style:rel-column-width="16325*"/>
    </style:style>
    <style:style style:name="Table51.B" style:family="table-column">
      <style:table-column-properties style:column-width="5.3167in" style:rel-column-width="49210*"/>
    </style:style>
    <style:style style:name="Table51.1" style:family="table-row">
      <style:table-row-properties style:keep-together="false" fo:keep-together="always"/>
    </style:style>
    <style:style style:name="Table51.A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7.0806in" style:rel-column-width="65535*"/>
    </style:style>
    <style:style style:name="Table47.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A1" style:family="table-cell">
      <style:table-cell-properties fo:padding="0.0382in" fo:border="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Title">
      <style:text-properties fo:font-size="60pt" style:font-size-asian="60pt" style:font-size-complex="60pt"/>
    </style:style>
    <style:style style:name="P6" style:family="paragraph" style:parent-style-name="Footnote">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justify"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text-properties fo:font-weight="normal" style:font-weight-asian="normal" style:font-weight-complex="normal"/>
    </style:style>
    <style:style style:name="P14" style:family="paragraph" style:parent-style-name="Table_20_Contents">
      <style:paragraph-properties fo:text-align="center" style:justify-single-word="false"/>
      <style:text-properties style:font-name="Courier New" fo:font-weight="bold" style:font-weight-asian="bold" style:font-weight-complex="bold"/>
    </style:style>
    <style:style style:name="P15" style:family="paragraph" style:parent-style-name="Table_20_Contents">
      <style:paragraph-properties fo:text-align="justify" style:justify-single-word="false"/>
      <style:text-properties style:font-name="Courier New" fo:font-weight="bold" style:font-weight-asian="bold" style:font-weight-complex="bold"/>
    </style:style>
    <style:style style:name="P16" style:family="paragraph" style:parent-style-name="Table_20_Contents">
      <style:paragraph-properties fo:text-align="center" style:justify-single-word="false"/>
      <style:text-properties style:font-name="Courier New"/>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start" style:justify-single-word="false"/>
    </style:style>
    <style:style style:name="P20" style:family="paragraph" style:parent-style-name="Code">
      <style:text-properties fo:font-size="12pt" fo:font-weight="bold" style:font-size-asian="12pt" style:font-weight-asian="bold" style:font-size-complex="12pt" style:font-weight-complex="bold"/>
    </style:style>
    <style:style style:name="P21" style:family="paragraph" style:parent-style-name="Code">
      <style:paragraph-properties fo:text-align="justify" style:justify-single-word="false"/>
    </style:style>
    <style:style style:name="P22" style:family="paragraph" style:parent-style-name="Code">
      <style:text-properties style:font-name="Times New Roman" fo:font-size="14pt" style:font-name-asian="SimSun" style:font-size-asian="14pt" style:font-name-complex="Mangal" style:font-size-complex="14pt"/>
    </style:style>
    <style:style style:name="P23" style:family="paragraph" style:parent-style-name="Text_20_body">
      <style:paragraph-properties fo:break-before="page"/>
    </style:style>
    <style:style style:name="P24" style:family="paragraph" style:parent-style-name="Text_20_body">
      <style:paragraph-properties fo:text-align="justify" style:justify-single-word="false" fo:break-before="page"/>
    </style:style>
    <style:style style:name="P25" style:family="paragraph" style:parent-style-name="Heading_20_1">
      <style:paragraph-properties fo:text-align="justify" style:justify-single-word="false"/>
    </style:style>
    <style:style style:name="P26" style:family="paragraph" style:parent-style-name="Heading_20_1">
      <style:paragraph-properties fo:break-before="page"/>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7.0602in" style:type="right" style:leader-style="dotted" style:leader-text="."/>
        </style:tab-stops>
      </style:paragraph-properties>
    </style:style>
    <style:style style:name="P29" style:family="paragraph" style:parent-style-name="Contents_20_2">
      <style:paragraph-properties>
        <style:tab-stops>
          <style:tab-stop style:position="6.8839in" style:type="right" style:leader-style="dotted" style:leader-text="."/>
        </style:tab-stops>
      </style:paragraph-properties>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justify" style:justify-single-word="false"/>
      <style:text-properties fo:font-weight="bold" style:font-weight-asian="bold" style:font-weight-complex="bold"/>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justify" style:justify-single-word="false"/>
      <style:text-properties style:font-name="Courier New" fo:font-size="10pt" style:font-size-asian="10pt" style:font-size-complex="10pt"/>
    </style:style>
    <style:style style:name="P34" style:family="paragraph" style:parent-style-name="Index_20_1">
      <style:paragraph-properties>
        <style:tab-stops>
          <style:tab-stop style:position="7.0807in" style:type="right"/>
        </style:tab-stops>
      </style:paragraph-properties>
    </style:style>
    <style:style style:name="P35" style:family="paragraph" style:parent-style-name="Index_20_Separator">
      <style:paragraph-properties>
        <style:tab-stops/>
      </style:paragraph-properties>
    </style:style>
    <style:style style:name="P36" style:family="paragraph" style:parent-style-name="Text_20_body" style:master-page-name="Standard">
      <style:paragraph-properties style:page-number="auto"/>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paragraph-properties fo:text-align="justify" style:justify-single-word="false"/>
    </style:style>
    <style:style style:name="P40" style:family="paragraph" style:parent-style-name="Text_20_body" style:list-style-name="L3">
      <style:paragraph-properties fo:text-align="justify" style:justify-single-word="false"/>
    </style:style>
    <style:style style:name="P41" style:family="paragraph" style:parent-style-name="Text_20_body" style:list-style-name="L5">
      <style:paragraph-properties fo:text-align="justify" style:justify-single-word="false"/>
    </style:style>
    <style:style style:name="P42" style:family="paragraph" style:parent-style-name="Text_20_body" style:list-style-name="L1">
      <style:paragraph-properties fo:text-align="justify" style:justify-single-word="false"/>
    </style:style>
    <style:style style:name="P43" style:family="paragraph" style:parent-style-name="Text_20_body" style:list-style-name="L8">
      <style:paragraph-properties fo:text-align="justify" style:justify-single-word="false"/>
    </style:style>
    <style:style style:name="P44" style:family="paragraph" style:parent-style-name="Text_20_body" style:list-style-name="L10">
      <style:paragraph-properties fo:text-align="justify" style:justify-single-word="false"/>
    </style:style>
    <style:style style:name="P45" style:family="paragraph" style:parent-style-name="Text_20_body" style:list-style-name="L11">
      <style:paragraph-properties fo:text-align="justify" style:justify-single-word="false"/>
    </style:style>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Arial" style:font-name-asian="Arial" style:font-name-complex="Arial"/>
    </style:style>
    <style:style style:name="T9"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Text_20_body"/>
      <text:p text:style-name="Text_20_body"/>
      <text:p text:style-name="Text_20_body"/>
      <text:p text:style-name="P5">The fOOrth User's Guide</text:p>
      <text:p text:style-name="Subtitle">An RPN, object oriented language that is not FORTH.</text:p>
      <text:p text:style-name="Subtitle">by Peter Camilleri </text:p>
      <text:p text:style-name="Text_20_body"/>
      <text:p text:style-name="P2">Last Update: January 20, 2015</text:p>
      <text:p text:style-name="P2">Covering fOOrth version 0.0.3</text:p>
      <text:p text:style-name="P2">Status: Unpublished.</text:p>
      <text:p text:style-name="Text_20_body"/>
      <text:p text:style-name="Text_20_body"/>
      <text:p text:style-name="Text_20_body"/>
      <text:p text:style-name="P2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This page left blan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27">Table of Contents</text:p>
          </text:index-title>
          <text:p text:style-name="P28">The MIT License (MIT).<text:tab/>5</text:p>
          <text:p text:style-name="P28">Introduction<text:tab/>6</text:p>
          <text:p text:style-name="P29">About the name fOOrth<text:tab/>6</text:p>
          <text:p text:style-name="P29">How fOOrth came to be<text:tab/>6</text:p>
          <text:p text:style-name="P29">Goals and Principles<text:tab/>7</text:p>
          <text:p text:style-name="P29">Report Card<text:tab/>8</text:p>
          <text:p text:style-name="P29">Special Note<text:tab/>8</text:p>
          <text:p text:style-name="P28">Installation<text:tab/>9</text:p>
          <text:p text:style-name="P29">Ruby<text:tab/>9</text:p>
          <text:p text:style-name="P29">fOOrth<text:tab/>9</text:p>
          <text:p text:style-name="P29">Running fOOrth<text:tab/>10</text:p>
          <text:p text:style-name="P29">Source Archive<text:tab/>10</text:p>
          <text:p text:style-name="P28">First Steps<text:tab/>11</text:p>
          <text:p text:style-name="P28">The Syntax and Style of fOOrth<text:tab/>13</text:p>
          <text:p text:style-name="P29">Syntax<text:tab/>13</text:p>
          <text:p text:style-name="P29">Spaces<text:tab/>13</text:p>
          <text:p text:style-name="P29">Comments<text:tab/>13</text:p>
          <text:p text:style-name="P29">String Literals<text:tab/>13</text:p>
          <text:p text:style-name="P29">Numeric Literals<text:tab/>14</text:p>
          <text:p text:style-name="P28">The Class Tree<text:tab/>15</text:p>
          <text:p text:style-name="P29">A Brief Overview<text:tab/>15</text:p>
          <text:p text:style-name="P28">Routing<text:tab/>17</text:p>
          <text:p text:style-name="P28">VirtualMachine<text:tab/>18</text:p>
          <text:p text:style-name="P28">Object<text:tab/>19</text:p>
          <text:p text:style-name="P29">Instance Methods<text:tab/>19</text:p>
          <text:p text:style-name="P29">See Also<text:tab/>28</text:p>
          <text:p text:style-name="P28">Array<text:tab/>29</text:p>
          <text:p text:style-name="P29">Array Literals<text:tab/>29</text:p>
          <text:p text:style-name="P29">See Also<text:tab/>29</text:p>
          <text:p text:style-name="P28">Class<text:tab/>30</text:p>
          <text:p text:style-name="P29">See Also<text:tab/>30</text:p>
          <text:p text:style-name="P28">FalseClass<text:tab/>31</text:p>
          <text:p text:style-name="P29">Instance Methods<text:tab/>31</text:p>
          <text:p text:style-name="P29">See Also<text:tab/>31</text:p>
          <text:p text:style-name="P28">Hash<text:tab/>32</text:p>
          <text:p text:style-name="P29">Hash Literals<text:tab/>32</text:p>
          <text:p text:style-name="P29">See Also<text:tab/>32</text:p>
          <text:p text:style-name="P28">MaxNumeric<text:tab/>33</text:p>
          <text:p text:style-name="P28"><text:soft-page-break/>MinNumeric<text:tab/>34</text:p>
          <text:p text:style-name="P28">NilClass<text:tab/>35</text:p>
          <text:p text:style-name="P29">Instance Methods<text:tab/>35</text:p>
          <text:p text:style-name="P29">See Also<text:tab/>35</text:p>
          <text:p text:style-name="P28">Numeric<text:tab/>36</text:p>
          <text:p text:style-name="P28">Complex<text:tab/>37</text:p>
          <text:p text:style-name="P29">Complex Literals<text:tab/>37</text:p>
          <text:p text:style-name="P29">Instance Methods<text:tab/>38</text:p>
          <text:p text:style-name="P29">See Also<text:tab/>38</text:p>
          <text:p text:style-name="P28">Float<text:tab/>39</text:p>
          <text:p text:style-name="P29">Float Literals<text:tab/>39</text:p>
          <text:p text:style-name="P29">See Also<text:tab/>39</text:p>
          <text:p text:style-name="P28">Integer<text:tab/>40</text:p>
          <text:p text:style-name="P29">Integer Literals<text:tab/>40</text:p>
          <text:p text:style-name="P29">See Also<text:tab/>40</text:p>
          <text:p text:style-name="P28">Rational<text:tab/>41</text:p>
          <text:p text:style-name="P29">Rational Literals<text:tab/>41</text:p>
          <text:p text:style-name="P29">Instance Methods<text:tab/>41</text:p>
          <text:p text:style-name="P29">See Also<text:tab/>42</text:p>
          <text:p text:style-name="P28">Procedure<text:tab/>43</text:p>
          <text:p text:style-name="P29">Procedure Literals<text:tab/>43</text:p>
          <text:p text:style-name="P29">See Also<text:tab/>43</text:p>
          <text:p text:style-name="P28">String<text:tab/>44</text:p>
          <text:p text:style-name="P29">String Literals<text:tab/>44</text:p>
          <text:p text:style-name="P29">See Also<text:tab/>44</text:p>
          <text:p text:style-name="P28">Thread<text:tab/>45</text:p>
          <text:p text:style-name="P29">See Also<text:tab/>45</text:p>
          <text:p text:style-name="P28">TrueClass<text:tab/>46</text:p>
          <text:p text:style-name="P29">See Also<text:tab/>46</text:p>
          <text:p text:style-name="P28">Symbol Glossary<text:tab/>47</text:p>
          <text:p text:style-name="P28">Appendix A – Regular Expressions<text:tab/>48</text:p>
          <text:p text:style-name="P28">Edit History:<text:tab/>50</text:p>
        </text:index-body>
      </text:table-of-content>
      <text:p text:style-name="Text_20_body"/>
      <text:h text:style-name="P26"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25" text:outline-level="1">Introduction</text:h>
      <text:h text:style-name="Heading_20_2" text:outline-level="2">About the name fOOrth</text:h>
      <text:p text:style-name="Standard"/>
      <text:p text:style-name="P7">The name of programming language fOOrth is an example of a malamanteau<text:note text:id="ftn1" text:note-class="footnote"><text:note-citation>1</text:note-citation><text:note-body><text:p text:style-name="P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7">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7">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text:soft-page-break/>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4" text:note-class="footnote"><text:note-citation>4</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5" text:note-class="footnote"><text:note-citation>5</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6" text:note-class="footnote"><text:note-citation>6</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7" text:note-class="footnote"><text:note-citation>7</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8" text:note-class="footnote"><text:note-citation>8</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175366562727837199" text:style-name="L1">
        <text:list-item>
          <text:p text:style-name="P37">A Simple, Easy-to-Understand syntax that is none the less, Expressive and Compact:</text:p>
        </text:list-item>
      </text:list>
      <text:list xml:id="list3409414241038053053" text:style-name="L2">
        <text:list-item>
          <text:list>
            <text:list-item>
              <text:p text:style-name="P38">Source code in fOOrth is free-form with no line oriented limitations or rules.</text:p>
            </text:list-item>
            <text:list-item>
              <text:p text:style-name="P38">Support is given to the easy representation of common literal data such as strings, integers, floating point numbers, rational numbers, and complex numbers.</text:p>
            </text:list-item>
          </text:list>
        </text:list-item>
      </text:list>
      <text:list xml:id="list32421743" text:continue-list="list6175366562727837199" text:style-name="L1">
        <text:list-item>
          <text:p text:style-name="P37">Safe Data and Data Structures:</text:p>
        </text:list-item>
      </text:list>
      <text:list xml:id="list2362125333503353470" text:style-name="L3">
        <text:list-item>
          <text:list>
            <text:list-item>
              <text:p text:style-name="P40">Simple, reliable arithmetic. In fOOrth, integer operations never overflow. Rational values can be represented exactly, complex numbers are supported, and conversions between numeric types are simple.</text:p>
            </text:list-item>
            <text:list-item>
              <text:p text:style-name="P40">Strings grow as needed without the need to allocate space or worry about overflow.</text:p>
            </text:list-item>
            <text:list-item>
              <text:p text:style-name="P40">Data containers such as arrays and hashes grow as needed. Out of range subscripts cannot access undefined memory regions. </text:p>
            </text:list-item>
          </text:list>
        </text:list-item>
      </text:list>
      <text:list xml:id="list32424179" text:continue-list="list32421743" text:style-name="L1">
        <text:list-item>
          <text:p text:style-name="P37"><text:soft-page-break/>Message Passing:</text:p>
        </text:list-item>
      </text:list>
      <text:list xml:id="list3295106425917174044" text:style-name="L4">
        <text:list-item>
          <text:list>
            <text:list-item>
              <text:p text:style-name="P46">In fOOrth all actions take the form of messages sent to a receiver.</text:p>
            </text:list-item>
            <text:list-item>
              <text:p text:style-name="P46">The routing of messages is specified by the exact type of the message.</text:p>
            </text:list-item>
            <text:list-item>
              <text:p text:style-name="P46">Message receivers include data items on the stack as well as the virtual machine object associated with the current thread of execution.</text:p>
            </text:list-item>
            <text:list-item>
              <text:p text:style-name="P46">Messages for which no routing specification can be found, generate an error at compile time.</text:p>
            </text:list-item>
          </text:list>
        </text:list-item>
      </text:list>
      <text:list xml:id="list32392174" text:continue-list="list32424179" text:style-name="L1">
        <text:list-item>
          <text:p text:style-name="P37">Object Oriented Design:</text:p>
        </text:list-item>
      </text:list>
      <text:list xml:id="list793650644090636866" text:style-name="L5">
        <text:list-item>
          <text:list>
            <text:list-item>
              <text:p text:style-name="P41">Support class based inheritance, with a non-cyclic (single inheritance) tree derived from a common base Object class.</text:p>
            </text:list-item>
            <text:list-item>
              <text:p text:style-name="P47">Support late binding and polymorphism through message interface compatibility or “duck” typing.</text:p>
            </text:list-item>
          </text:list>
        </text:list-item>
      </text:list>
      <text:list xml:id="list32418648" text:continue-list="list32392174" text:style-name="L1">
        <text:list-item>
          <text:p text:style-name="P37">Meta programming: </text:p>
        </text:list-item>
      </text:list>
      <text:list xml:id="list1707474665273986265" text:style-name="L6">
        <text:list-item>
          <text:list>
            <text:list-item>
              <text:p text:style-name="P48">Support extensible language constructs by making the compiler an accessible part of the system.</text:p>
            </text:list-item>
          </text:list>
        </text:list-item>
      </text:list>
      <text:list xml:id="list32405308" text:continue-list="list32418648" text:style-name="L1">
        <text:list-item>
          <text:p text:style-name="P37">Reliability:</text:p>
        </text:list-item>
      </text:list>
      <text:list xml:id="list6426865714946898468" text:style-name="L7">
        <text:list-item>
          <text:list>
            <text:list-item>
              <text:p text:style-name="P49">Errors should be detected as soon as possible. </text:p>
            </text:list-item>
            <text:list-item>
              <text:p text:style-name="P49">Language constructs should not be designed in a way that causes simple coding errors to spin off into infinite loops. </text:p>
            </text:list-item>
          </text:list>
        </text:list-item>
      </text:list>
      <text:list xml:id="list32396195" text:continue-list="list32405308" text:style-name="L1">
        <text:list-item>
          <text:p text:style-name="P42">Building on the host language:</text:p>
        </text:list-item>
      </text:list>
      <text:list xml:id="list7521663188524526026" text:style-name="L8">
        <text:list-item>
          <text:list>
            <text:list-item>
              <text:p text:style-name="P43">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9" text:note-class="footnote"><text:note-citation>9</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2346082334217229921" text:style-name="L9">
        <text:list-item>
          <text:p text:style-name="P50">ruby 1.9.3p484 (2013-11-22) [i386-mingw32]</text:p>
        </text:list-item>
        <text:list-item>
          <text:p text:style-name="P50">ruby 2.1.5p273 (2014-11-13 revision 48405) [i386-mingw32]</text:p>
        </text:list-item>
        <text:list-item>
          <text:p text:style-name="P50">Rubinius – to be tested!</text:p>
        </text:list-item>
        <text:list-item>
          <text:p text:style-name="P50">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0" text:note-class="footnote"><text:note-citation>10</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7">Once fOOrth is installed, there are several options for running the language environment. These are:</text:p>
      <text:p text:style-name="P7"/>
      <text:h text:style-name="Heading_20_3" text:outline-level="3">Rake:</text:h>
      <text:p text:style-name="P7">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Demo.rb:</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1" text:note-class="footnote"><text:note-citation>11</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2" text:note-class="footnote"><text:note-citation>12</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3" text:note-class="footnote"><text:note-citation>13</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9">Tokens</text:p>
          </table:table-cell>
          <table:table-cell table:style-name="Table1.A1" office:value-type="string">
            <text:p text:style-name="P10">4</text:p>
          </table:table-cell>
          <table:table-cell table:style-name="Table1.A1" office:value-type="string">
            <text:p text:style-name="P10">5</text:p>
          </table:table-cell>
          <table:table-cell table:style-name="Table1.A1" office:value-type="string">
            <text:p text:style-name="P10">+</text:p>
          </table:table-cell>
          <table:table-cell table:style-name="Table1.E1" office:value-type="string">
            <text:p text:style-name="P10">.</text:p>
          </table:table-cell>
        </table:table-row>
        <table:table-row>
          <table:table-cell table:style-name="Table1.A2" office:value-type="string">
            <text:p text:style-name="P9">Output</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E2" office:value-type="string">
            <text:p text:style-name="P9">'9'</text:p>
          </table:table-cell>
        </table:table-row>
        <table:table-row>
          <table:table-cell table:style-name="Table1.A3" table:number-rows-spanned="2" office:value-type="string">
            <text:p text:style-name="P9">Data Stack</text:p>
          </table:table-cell>
          <table:table-cell table:style-name="Table1.A2" office:value-type="string">
            <text:p text:style-name="P9">4</text:p>
          </table:table-cell>
          <table:table-cell table:style-name="Table1.A2" office:value-type="string">
            <text:p text:style-name="P9">5</text:p>
          </table:table-cell>
          <table:table-cell table:style-name="Table1.A2" office:value-type="string">
            <text:p text:style-name="P9">9</text:p>
          </table:table-cell>
          <table:table-cell table:style-name="Table1.E2" office:value-type="string">
            <text:p text:style-name="P9"/>
          </table:table-cell>
        </table:table-row>
        <table:table-row>
          <table:covered-table-cell/>
          <table:table-cell table:style-name="Table1.A2" office:value-type="string">
            <text:p text:style-name="P9"/>
          </table:table-cell>
          <table:table-cell table:style-name="Table1.A2" office:value-type="string">
            <text:p text:style-name="P9">4</text:p>
          </table:table-cell>
          <table:table-cell table:style-name="Table1.A2" office:value-type="string">
            <text:p text:style-name="P9"/>
          </table:table-cell>
          <table:table-cell table:style-name="Table1.E2" office:value-type="string">
            <text:p text:style-name="P9"/>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9">Infix</text:p>
          </table:table-cell>
          <table:table-cell table:style-name="Table2.A1" office:value-type="string">
            <text:p text:style-name="P9">Postfix</text:p>
          </table:table-cell>
          <table:table-cell table:style-name="Table2.C1" office:value-type="string">
            <text:p text:style-name="P9">Result</text:p>
          </table:table-cell>
        </table:table-row>
        <table:table-row>
          <table:table-cell table:style-name="Table2.A2" office:value-type="string">
            <text:p text:style-name="P9">2+3*4</text:p>
          </table:table-cell>
          <table:table-cell table:style-name="Table2.A2" office:value-type="string">
            <text:p text:style-name="P9">2 3 4 * +</text:p>
          </table:table-cell>
          <table:table-cell table:style-name="Table2.C2" office:value-type="string">
            <text:p text:style-name="P9">14</text:p>
          </table:table-cell>
        </table:table-row>
        <table:table-row>
          <table:table-cell table:style-name="Table2.A2" office:value-type="string">
            <text:p text:style-name="P9">(2+3)*4</text:p>
          </table:table-cell>
          <table:table-cell table:style-name="Table2.A2" office:value-type="string">
            <text:p text:style-name="P9">2 3 + 4 *</text:p>
          </table:table-cell>
          <table:table-cell table:style-name="Table2.C2" office:value-type="string">
            <text:p text:style-name="P9">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9">Language</text:p>
            <text:p text:style-name="P9">Tokens</text:p>
          </table:table-cell>
          <table:table-cell table:style-name="Table3.B1" table:number-columns-spanned="2" office:value-type="string">
            <text:p text:style-name="P9">Abstract Pseudo-Code Generated</text:p>
          </table:table-cell>
          <table:covered-table-cell/>
        </table:table-row>
        <table:table-row>
          <table:covered-table-cell/>
          <table:table-cell table:style-name="Table3.B2" office:value-type="string">
            <text:p text:style-name="P9">FORTH</text:p>
          </table:table-cell>
          <table:table-cell table:style-name="Table3.C2" office:value-type="string">
            <text:p text:style-name="P9">fOOrth</text:p>
          </table:table-cell>
        </table:table-row>
        <table:table-row>
          <table:table-cell table:style-name="Table3.B2" office:value-type="string">
            <text:p text:style-name="P10">4</text:p>
          </table:table-cell>
          <table:table-cell table:style-name="Table3.B2" office:value-type="string">
            <text:p text:style-name="P9">Push_integer 4</text:p>
          </table:table-cell>
          <table:table-cell table:style-name="Table3.C2" office:value-type="string">
            <text:p text:style-name="P9">Push_integer 4</text:p>
          </table:table-cell>
        </table:table-row>
        <table:table-row>
          <table:table-cell table:style-name="Table3.B2" office:value-type="string">
            <text:p text:style-name="P10">5</text:p>
          </table:table-cell>
          <table:table-cell table:style-name="Table3.B2" office:value-type="string">
            <text:p text:style-name="P9">Push_integer 5</text:p>
          </table:table-cell>
          <table:table-cell table:style-name="Table3.C2" office:value-type="string">
            <text:p text:style-name="P9">Push_integer 5</text:p>
          </table:table-cell>
        </table:table-row>
        <table:table-row>
          <table:table-cell table:style-name="Table3.A5" office:value-type="string">
            <text:p text:style-name="P10">+</text:p>
          </table:table-cell>
          <table:table-cell table:style-name="Table3.B2" office:value-type="string">
            <text:p text:style-name="P9">T<text:span text:style-name="T6">1</text:span> = Pop_integer</text:p>
            <text:p text:style-name="P9">T<text:span text:style-name="T6">2</text:span> = Pop_integer</text:p>
            <text:p text:style-name="P9">T<text:span text:style-name="T6">3 </text:span>= Add_integers T<text:span text:style-name="T6">2 </text:span>,T<text:span text:style-name="T6">1</text:span></text:p>
            <text:p text:style-name="P9">Push_integer T<text:span text:style-name="T6">3</text:span></text:p>
          </table:table-cell>
          <table:table-cell table:style-name="Table3.C2" office:value-type="string">
            <text:p text:style-name="P9">T<text:span text:style-name="T6">1</text:span> = Pop_object</text:p>
            <text:p text:style-name="P9">T<text:span text:style-name="T6">2</text:span> = Pop_object</text:p>
            <text:p text:style-name="P9">T<text:span text:style-name="T6">3</text:span> = T<text:span text:style-name="T6">2</text:span>.Add(T<text:span text:style-name="T6">1</text:span>)</text:p>
            <text:p text:style-name="P9">Push_object T<text:span text:style-name="T6">3</text:span></text:p>
          </table:table-cell>
        </table:table-row>
        <table:table-row>
          <table:table-cell table:style-name="Table3.A5" office:value-type="string">
            <text:p text:style-name="P10">.</text:p>
          </table:table-cell>
          <table:table-cell table:style-name="Table3.B2" office:value-type="string">
            <text:p text:style-name="P9">T<text:span text:style-name="T6">1</text:span> = Pop_integer</text:p>
            <text:p text:style-name="P9">Print_integer T<text:span text:style-name="T6">1</text:span></text:p>
          </table:table-cell>
          <table:table-cell table:style-name="Table3.C2" office:value-type="string">
            <text:p text:style-name="P9">T<text:span text:style-name="T6">1</text:span> = Pop_object</text:p>
            <text:p text:style-name="P9">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20">Object</text:p>
      <text:p text:style-name="P20"><text:tab/>Array</text:p>
      <text:p text:style-name="P20"><text:tab/>Class</text:p>
      <text:p text:style-name="P20"><text:tab/>FalseClass</text:p>
      <text:p text:style-name="P20"><text:tab/>Hash</text:p>
      <text:p text:style-name="P20"><text:tab/>MaxNumeric</text:p>
      <text:p text:style-name="P20"><text:tab/>MinNumeric</text:p>
      <text:p text:style-name="P20"><text:tab/>NilClass</text:p>
      <text:p text:style-name="P20"><text:tab/>Numeric</text:p>
      <text:p text:style-name="P20"><text:tab/><text:tab/>Complex</text:p>
      <text:p text:style-name="P20"><text:tab/><text:tab/>Float</text:p>
      <text:p text:style-name="P20"><text:tab/><text:tab/>Integer</text:p>
      <text:p text:style-name="P20"><text:tab/><text:tab/><text:tab/>Bignum</text:p>
      <text:p text:style-name="P20"><text:tab/><text:tab/><text:tab/>Fixnum</text:p>
      <text:p text:style-name="P20"><text:tab/><text:tab/>Rational</text:p>
      <text:p text:style-name="P20"><text:tab/>Procedure</text:p>
      <text:p text:style-name="P20"><text:tab/>String</text:p>
      <text:p text:style-name="P20"><text:tab/>Thread</text:p>
      <text:p text:style-name="P20"><text:tab/>TrueClass</text:p>
      <text:p text:style-name="P20"><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Classes</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Inheritance</text:h>
      <text:p text:style-name="P3">Classes (other than Object) inherit behaviors from their ancestor or parent classes. Thus the capabilities of objects is able to “layer” over the capabilities of their parent classes.</text:p>
      <text:h text:style-name="Heading_20_3" text:outline-level="3"><text:soft-page-break/>Methods</text:h>
      <text:p text:style-name="P3">All code in fOOrth is contained in methods. A method is a fragment of code that an object uses to respond to a message that has been sent to that object. In fOOrth there are three sorts of methods:</text:p>
      <text:list xml:id="list7931250103552748030" text:style-name="L10">
        <text:list-item>
          <text:p text:style-name="P44">Shared: Methods that are common to all instances of the class that contains them.</text:p>
        </text:list-item>
        <text:list-item>
          <text:p text:style-name="P44">Exclusive: Methods that are defined for one and only one object (and all of its clones that are created <text:span text:style-name="T2">after</text:span> the exclusive method is defined.).</text:p>
        </text:list-item>
        <text:list-item>
          <text:p text:style-name="P44">Local: Methods that are created in a context and are accessible only in that context. When the context concludes, these methods are no longer accessible.</text:p>
        </text:list-item>
      </text:list>
      <text:h text:style-name="Heading_20_3" text:outline-level="3">Late Binding and Polymorphism</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1" text:outline-level="1"><text:alphabetical-index-mark-start text:id="IMark152568420"/>Routing<text:alphabetical-index-mark-end text:id="IMark152568420"/></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6768749222942249316" text:style-name="L11">
        <text:list-item>
          <text:p text:style-name="P45">The defining word used to create the method.</text:p>
        </text:list-item>
        <text:list-item>
          <text:p text:style-name="P45">The receiver of the defining word used to create the method.</text:p>
        </text:list-item>
        <text:list-item>
          <text:p text:style-name="P45">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0">Defining Word</text:p>
          </table:table-cell>
          <table:table-cell table:style-name="Table9.A1" office:value-type="string">
            <text:p text:style-name="P10">DW Receiver</text:p>
          </table:table-cell>
          <table:table-cell table:style-name="Table9.A1" office:value-type="string">
            <text:p text:style-name="P10">Method Name</text:p>
          </table:table-cell>
          <table:table-cell table:style-name="Table9.A1" office:value-type="string">
            <text:p text:style-name="P10">Message Routing</text:p>
          </table:table-cell>
          <table:table-cell table:style-name="Table9.E1" office:value-type="string">
            <text:p text:style-name="P11">Notes</text:p>
          </table:table-cell>
        </table:table-row>
        <table:table-row>
          <table:table-cell table:style-name="Table9.A2" office:value-type="string">
            <text:p text:style-name="P10"><text:alphabetical-index-mark-start text:id="IMark152569140"/>:<text:alphabetical-index-mark-end text:id="IMark152569140"/></text:p>
          </table:table-cell>
          <table:table-cell table:style-name="Table9.A2" office:value-type="string">
            <text:p text:style-name="P9">N/A</text:p>
          </table:table-cell>
          <table:table-cell table:style-name="Table9.A2" office:value-type="string">
            <text:p text:style-name="P17">any<text:note text:id="ftn14" text:note-class="footnote"><text:note-citation>14</text:note-citation><text:note-body><text:p text:style-name="Footnote">The names of Virtual Machine methods have no restrictions except that they contain no spaces.</text:p></text:note-body></text:note></text:p>
          </table:table-cell>
          <table:table-cell table:style-name="Table9.A2" office:value-type="string">
            <text:p text:style-name="P9">VM<text:note text:id="ftn15" text:note-class="footnote"><text:note-citation>15</text:note-citation><text:note-body><text:p text:style-name="Footnote">The message receiver is the Virtual Machine.</text:p></text:note-body></text:note></text:p>
          </table:table-cell>
          <table:table-cell table:style-name="Table9.E2" office:value-type="string">
            <text:p text:style-name="P12">A virtual machine method.</text:p>
          </table:table-cell>
        </table:table-row>
        <table:table-row>
          <table:table-cell table:style-name="Table9.A3" table:number-rows-spanned="4" office:value-type="string">
            <text:p text:style-name="P10"><text:alphabetical-index-mark-start text:id="IMark152569140"/>.:<text:alphabetical-index-mark-end text:id="IMark152569140"/></text:p>
          </table:table-cell>
          <table:table-cell table:style-name="Table9.A2" office:value-type="string">
            <text:p text:style-name="P9">A Class</text:p>
          </table:table-cell>
          <table:table-cell table:style-name="Table9.A2" office:value-type="string">
            <text:p text:style-name="P17">.name</text:p>
          </table:table-cell>
          <table:table-cell table:style-name="Table9.A2" office:value-type="string">
            <text:p text:style-name="P9">TOS<text:note text:id="ftn16" text:note-class="footnote"><text:note-citation>16</text:note-citation><text:note-body><text:p text:style-name="Footnote">The message receiver is the Top element of the Data Stack.</text:p></text:note-body></text:note></text:p>
          </table:table-cell>
          <table:table-cell table:style-name="Table9.E2" office:value-type="string">
            <text:p text:style-name="P12">A public shared instance method.</text:p>
          </table:table-cell>
        </table:table-row>
        <table:table-row>
          <table:covered-table-cell/>
          <table:table-cell table:style-name="Table9.A2" office:value-type="string">
            <text:p text:style-name="P9">A Class</text:p>
          </table:table-cell>
          <table:table-cell table:style-name="Table9.A2" office:value-type="string">
            <text:p text:style-name="P17">~name</text:p>
          </table:table-cell>
          <table:table-cell table:style-name="Table9.A2" office:value-type="string">
            <text:p text:style-name="P9">Self<text:note text:id="ftn17" text:note-class="footnote"><text:note-citation>17</text:note-citation><text:note-body><text:p text:style-name="Footnote">The message receiver is the implicit “self” of the method owner.</text:p></text:note-body></text:note></text:p>
          </table:table-cell>
          <table:table-cell table:style-name="Table9.E2" office:value-type="string">
            <text:p text:style-name="P12">A private shared instance method.</text:p>
          </table:table-cell>
        </table:table-row>
        <table:table-row>
          <table:covered-table-cell/>
          <table:table-cell table:style-name="Table9.A2" office:value-type="string">
            <text:p text:style-name="P9">A Class</text:p>
          </table:table-cell>
          <table:table-cell table:style-name="Table9.A2" office:value-type="string">
            <text:p text:style-name="P17">other</text:p>
          </table:table-cell>
          <table:table-cell table:style-name="Table9.A2" office:value-type="string">
            <text:p text:style-name="P9">NOS<text:note text:id="ftn18" text:note-class="footnote"><text:note-citation>18</text:note-citation><text:note-body><text:p text:style-name="Footnote">The message receiver is the Second element of the Data Stack.</text:p></text:note-body></text:note></text:p>
          </table:table-cell>
          <table:table-cell table:style-name="Table9.E2" office:value-type="string">
            <text:p text:style-name="P12">A public shared dyadic operator.</text:p>
          </table:table-cell>
        </table:table-row>
        <table:table-row>
          <table:covered-table-cell/>
          <table:table-cell table:style-name="Table9.A2" office:value-type="string">
            <text:p text:style-name="P9">N/A</text:p>
          </table:table-cell>
          <table:table-cell table:style-name="Table9.A2" office:value-type="string">
            <text:p text:style-name="P17">invalid<text:note text:id="ftn19" text:note-class="footnote"><text:note-citation>19</text:note-citation><text:note-body><text:p text:style-name="Footnote">Any method beginning with an upper case letter or $ or # or @ is invalid and will generate an error.</text:p></text:note-body></text:note></text:p>
          </table:table-cell>
          <table:table-cell table:style-name="Table9.A2" office:value-type="string">
            <text:p text:style-name="P9">N/A</text:p>
          </table:table-cell>
          <table:table-cell table:style-name="Table9.E2" office:value-type="string">
            <text:p text:style-name="P12">Not allowed: Error</text:p>
          </table:table-cell>
        </table:table-row>
        <table:table-row>
          <table:table-cell table:style-name="Table9.A3" table:number-rows-spanned="7" office:value-type="string">
            <text:p text:style-name="P10"><text:alphabetical-index-mark-start text:id="IMark152569140"/>.::<text:alphabetical-index-mark-end text:id="IMark152569140"/></text:p>
          </table:table-cell>
          <table:table-cell table:style-name="Table9.A2" office:value-type="string">
            <text:p text:style-name="P9">A Class</text:p>
          </table:table-cell>
          <table:table-cell table:style-name="Table9.A2" office:value-type="string">
            <text:p text:style-name="P17">.name</text:p>
          </table:table-cell>
          <table:table-cell table:style-name="Table9.A2" office:value-type="string">
            <text:p text:style-name="P9">TOS</text:p>
          </table:table-cell>
          <table:table-cell table:style-name="Table9.E2" office:value-type="string">
            <text:p text:style-name="P12">A public class method</text:p>
          </table:table-cell>
        </table:table-row>
        <table:table-row>
          <table:covered-table-cell/>
          <table:table-cell table:style-name="Table9.A2" office:value-type="string">
            <text:p text:style-name="P9">An Object</text:p>
          </table:table-cell>
          <table:table-cell table:style-name="Table9.A2" office:value-type="string">
            <text:p text:style-name="P17">.name</text:p>
          </table:table-cell>
          <table:table-cell table:style-name="Table9.A2" office:value-type="string">
            <text:p text:style-name="P9">TOS</text:p>
          </table:table-cell>
          <table:table-cell table:style-name="Table9.E2" office:value-type="string">
            <text:p text:style-name="P12">An public exclusive instance method.</text:p>
          </table:table-cell>
        </table:table-row>
        <table:table-row>
          <table:covered-table-cell/>
          <table:table-cell table:style-name="Table9.A2" office:value-type="string">
            <text:p text:style-name="P9">A Class</text:p>
          </table:table-cell>
          <table:table-cell table:style-name="Table9.A2" office:value-type="string">
            <text:p text:style-name="P17">~name</text:p>
          </table:table-cell>
          <table:table-cell table:style-name="Table9.A2" office:value-type="string">
            <text:p text:style-name="P9">Self</text:p>
          </table:table-cell>
          <table:table-cell table:style-name="Table9.E2" office:value-type="string">
            <text:p text:style-name="P12">A private class method</text:p>
          </table:table-cell>
        </table:table-row>
        <table:table-row>
          <table:covered-table-cell/>
          <table:table-cell table:style-name="Table9.A2" office:value-type="string">
            <text:p text:style-name="P9">An Object</text:p>
          </table:table-cell>
          <table:table-cell table:style-name="Table9.A2" office:value-type="string">
            <text:p text:style-name="P17">~name</text:p>
          </table:table-cell>
          <table:table-cell table:style-name="Table9.A2" office:value-type="string">
            <text:p text:style-name="P9">Self</text:p>
          </table:table-cell>
          <table:table-cell table:style-name="Table9.E2" office:value-type="string">
            <text:p text:style-name="P12">A private exclusive instance method.</text:p>
          </table:table-cell>
        </table:table-row>
        <table:table-row>
          <table:covered-table-cell/>
          <table:table-cell table:style-name="Table9.A2" office:value-type="string">
            <text:p text:style-name="P9">A Class</text:p>
          </table:table-cell>
          <table:table-cell table:style-name="Table9.A2" office:value-type="string">
            <text:p text:style-name="P17">other</text:p>
          </table:table-cell>
          <table:table-cell table:style-name="Table9.A2" office:value-type="string">
            <text:p text:style-name="P9">NOS</text:p>
          </table:table-cell>
          <table:table-cell table:style-name="Table9.E2" office:value-type="string">
            <text:p text:style-name="P12">A public class exclusive dyadic operator</text:p>
          </table:table-cell>
        </table:table-row>
        <table:table-row>
          <table:covered-table-cell/>
          <table:table-cell table:style-name="Table9.A2" office:value-type="string">
            <text:p text:style-name="P9">An Object</text:p>
          </table:table-cell>
          <table:table-cell table:style-name="Table9.A2" office:value-type="string">
            <text:p text:style-name="P17">other</text:p>
          </table:table-cell>
          <table:table-cell table:style-name="Table9.A2" office:value-type="string">
            <text:p text:style-name="P9">NOS</text:p>
          </table:table-cell>
          <table:table-cell table:style-name="Table9.E2" office:value-type="string">
            <text:p text:style-name="P12">A public exclusive dyadic operator</text:p>
          </table:table-cell>
        </table:table-row>
        <table:table-row>
          <table:covered-table-cell/>
          <table:table-cell table:style-name="Table9.A2" office:value-type="string">
            <text:p text:style-name="P9">N/A</text:p>
          </table:table-cell>
          <table:table-cell table:style-name="Table9.A2" office:value-type="string">
            <text:p text:style-name="P17">invalid</text:p>
          </table:table-cell>
          <table:table-cell table:style-name="Table9.A2" office:value-type="string">
            <text:p text:style-name="P9">N/A</text:p>
          </table:table-cell>
          <table:table-cell table:style-name="Table9.E2" office:value-type="string">
            <text:p text:style-name="P12">Not allowed: Error</text:p>
          </table:table-cell>
        </table:table-row>
        <table:table-row>
          <table:table-cell table:style-name="Table9.A3" office:value-type="string">
            <text:p text:style-name="P8">tbd</text:p>
          </table:table-cell>
          <table:table-cell table:style-name="Table9.A2" office:value-type="string">
            <text:p text:style-name="P9">tbd</text:p>
          </table:table-cell>
          <table:table-cell table:style-name="Table9.A2" office:value-type="string">
            <text:p text:style-name="P17">tbd</text:p>
          </table:table-cell>
          <table:table-cell table:style-name="Table9.A2" office:value-type="string">
            <text:p text:style-name="P9">Context</text:p>
          </table:table-cell>
          <table:table-cell table:style-name="Table9.E2" office:value-type="string">
            <text:p text:style-name="P19">A context local method.</text:p>
          </table:table-cell>
        </table:table-row>
      </table:table>
      <text:p text:style-name="P3"/>
      <text:h text:style-name="Heading_20_1" text:outline-level="1"><text:alphabetical-index-mark-start text:id="IMark152570916"/>VirtualMachine<text:alphabetical-index-mark-end text:id="IMark152570916"/></text:h>
      <text:p text:style-name="Text_20_body"/>
      <text:p text:style-name="Text_20_body">Inheritance: VirtualMachine <text:span text:style-name="T8">←</text:span> Object</text:p>
      <text:p text:style-name="Code">VirtualMachine Shared Methods =</text:p>
      <text:p text:style-name="Code">! <text:s text:c="8"/>)threads <text:s/>.vm_name <text:s/>clone <text:s text:c="4"/>global: <text:s text:c="2"/>nip <text:s text:c="6"/>swap</text:p>
      <text:p text:style-name="Code">!: <text:s text:c="7"/>)version <text:s/>.with{ <text:s text:c="3"/>complex <text:s text:c="2"/>if <text:s text:c="7"/>over <text:s text:c="5"/>thread:</text:p>
      <text:p text:style-name="Code">)" <text:s text:c="7"/>)words <text:s text:c="3"/>: <text:s text:c="8"/>copy <text:s text:c="5"/>infinity <text:s/>pause <text:s text:c="4"/>true</text:p>
      <text:p text:style-name="Code">)classes <text:s/>-infinity ?dup <text:s text:c="5"/>do <text:s text:c="7"/>load" <text:s text:c="4"/>pi <text:s text:c="7"/>tuck</text:p>
      <text:p text:style-name="Code">)debug <text:s text:c="3"/>." <text:s text:c="7"/>@ <text:s text:c="8"/>dpr <text:s text:c="6"/>max_float pick <text:s text:c="5"/>vm</text:p>
      <text:p text:style-name="Code">)entries <text:s/>.cr <text:s text:c="6"/>[ <text:s text:c="8"/>drop <text:s text:c="5"/>max_num <text:s text:c="2"/>rational <text:s/>{</text:p>
      <text:p text:style-name="Code">)globals <text:s/>.each{ <text:s text:c="3"/>accept <text:s text:c="3"/>dup <text:s text:c="6"/>min_float rot <text:s text:c="6"/>{{</text:p>
      <text:p text:style-name="Code">)load" <text:s text:c="3"/>.map{ <text:s text:c="4"/>accept" <text:s text:c="2"/>e <text:s text:c="8"/>min_num <text:s text:c="2"/>self</text:p>
      <text:p text:style-name="Code">)nodebug <text:s/>.new{ <text:s text:c="4"/>begin <text:s text:c="4"/>epsilon <text:s text:c="2"/>nan <text:s text:c="6"/>space</text:p>
      <text:p text:style-name="Code">)quit <text:s text:c="4"/>.select{ <text:s/>class: <text:s text:c="3"/>false <text:s text:c="4"/>nil <text:s text:c="6"/>spaces</text:p>
      <text:p text:style-name="Code"/>
      <text:p text:style-name="Text_20_body"/>
      <text:p text:style-name="Text_20_body"/>
      <text:p text:style-name="Text_20_body"/>
      <text:h text:style-name="Heading_20_1" text:outline-level="1"><text:alphabetical-index-mark-start text:id="IMark152570916"/>Object<text:alphabetical-index-mark-end text:id="IMark152570916"/></text:h>
      <text:p text:style-name="Text_20_body"/>
      <text:p text:style-name="Text_20_body">Inheritance: Object <text:span text:style-name="T8">← nil</text:span></text:p>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3" table:style-name="Table13">
        <table:table-column table:style-name="Table13.A"/>
        <table:table-row>
          <table:table-cell table:style-name="Table13.A1" office:value-type="string">
            <text:h text:style-name="Heading_20_3" text:outline-level="3">[object_a object_b] <text:alphabetical-index-mark-start text:id="IMark153574060"/>&amp;&amp;<text:alphabetical-index-mark-end text:id="IMark153574060"/>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4" table:style-name="Table14">
        <table:table-column table:style-name="Table14.A"/>
        <table:table-row>
          <table:table-cell table:style-name="Table14.A1" office:value-type="string">
            <text:h text:style-name="Heading_20_3" text:outline-level="3">[object] <text:alphabetical-index-mark-start text:id="IMark153574060"/>)methods<text:alphabetical-index-mark-end text:id="IMark153574060"/>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5" table:style-name="Table15">
        <table:table-column table:style-name="Table15.A"/>
        <table:table-row>
          <table:table-cell table:style-name="Table15.A1" office:value-type="string">
            <text:h text:style-name="Heading_20_3" text:outline-level="3">[object] <text:alphabetical-index-mark-start text:id="IMark153574060"/>.<text:alphabetical-index-mark-end text:id="IMark153574060"/> []</text:h>
            <text:p text:style-name="P3"><text:span text:style-name="T1">Routing:</text:span> TOS.</text:p>
            <text:p text:style-name="P3">Print out the object on the console using the default formatting.</text:p>
          </table:table-cell>
        </table:table-row>
      </table:table>
      <text:p text:style-name="P3"/>
      <table:table table:name="Table12" table:style-name="Table12">
        <table:table-column table:style-name="Table12.A"/>
        <text:soft-page-break/>
        <table:table-row table:style-name="Table12.1">
          <table:table-cell table:style-name="Table12.A1" office:value-type="string">
            <text:h text:style-name="Heading_20_3" text:outline-level="3">[object] <text:alphabetical-index-mark-start text:id="IMark153574060"/>.::<text:alphabetical-index-mark-end text:id="IMark153574060"/>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2"/>
          </table:table-cell>
        </table:table-row>
        <table:table-row table:style-name="Table12.1">
          <table:table-cell table:style-name="Table12.A2" office:value-type="string">
            <text:h text:style-name="Heading_20_4" text:outline-level="4">Local Methods: </text:h>
          </table:table-cell>
        </table:table-row>
        <table:table-row table:style-name="Table12.1">
          <table:table-cell table:style-name="Table12.A2" office:value-type="string">
            <text:h text:style-name="Heading_20_4" text:outline-level="4">[initial value] <text:alphabetical-index-mark-start text:id="IMark153574060"/>inst:<text:alphabetical-index-mark-end text:id="IMark153574060"/>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2.1">
          <table:table-cell table:style-name="Table12.A4" office:value-type="string">
            <text:h text:style-name="Heading_20_4" text:outline-level="4">[initial value] <text:alphabetical-index-mark-start text:id="IMark153574060"/>local:<text:alphabetical-index-mark-end text:id="IMark153574060"/>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2.1">
          <table:table-cell table:style-name="Table12.A1" office:value-type="string">
            <text:h text:style-name="Heading_20_4" text:outline-level="4">[] <text:alphabetical-index-mark-start text:id="IMark153574060"/>super<text:alphabetical-index-mark-end text:id="IMark153574060"/>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2.1">
          <table:table-cell table:style-name="Table12.A2" office:value-type="string">
            <text:h text:style-name="Heading_20_4" text:outline-level="4">[] <text:alphabetical-index-mark-start text:id="IMark153574060"/>;<text:alphabetical-index-mark-end text:id="IMark153574060"/>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23" table:style-name="Table23">
        <table:table-column table:style-name="Table23.A"/>
        <table:table-row>
          <table:table-cell table:style-name="Table23.A1" office:value-type="string">
            <text:h text:style-name="Heading_20_3" text:outline-level="3">[an_object] <text:alphabetical-index-mark-start text:id="IMark153574060"/>.class<text:alphabetical-index-mark-end text:id="IMark153574060"/> [a_class]</text:h>
            <text:p text:style-name="P12"><text:span text:style-name="T1">Routing:</text:span> TOS.</text:p>
            <text:p text:style-name="P12">Get the class of the receiver object.</text:p>
          </table:table-cell>
        </table:table-row>
      </table:table>
      <text:p text:style-name="P3"><text:soft-page-break/></text:p>
      <table:table table:name="Table30" table:style-name="Table30">
        <table:table-column table:style-name="Table30.A"/>
        <table:table-row table:style-name="Table30.1">
          <table:table-cell table:style-name="Table30.A1" office:value-type="string">
            <text:h text:style-name="Heading_20_4" text:outline-level="4">[an_object] <text:alphabetical-index-mark-start text:id="IMark153574060"/>.clone<text:alphabetical-index-mark-end text:id="IMark153574060"/>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31" table:style-name="Table31">
        <table:table-column table:style-name="Table31.A"/>
        <table:table-row>
          <table:table-cell table:style-name="Table31.A1" office:value-type="string">
            <text:h text:style-name="Heading_20_4" text:outline-level="4">[an_object] <text:alphabetical-index-mark-start text:id="IMark153574060"/>.copy<text:alphabetical-index-mark-end text:id="IMark153574060"/>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32" table:style-name="Table32">
        <table:table-column table:style-name="Table32.A"/>
        <table:table-row>
          <table:table-cell table:style-name="Table32.A1" office:value-type="string">
            <text:h text:style-name="Heading_20_4" text:outline-level="4">[unspecified an_object] <text:alphabetical-index-mark-start text:id="IMark153574060"/>.init<text:alphabetical-index-mark-end text:id="IMark153574060"/>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33" table:style-name="Table33">
        <table:table-column table:style-name="Table33.A"/>
        <table:table-row>
          <table:table-cell table:style-name="Table33.A1" office:value-type="string">
            <text:h text:style-name="Heading_20_4" text:outline-level="4">[an_object] <text:alphabetical-index-mark-start text:id="IMark153574060"/>.is_class?<text:alphabetical-index-mark-end text:id="IMark153574060"/>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5" table:style-name="Table35">
        <table:table-column table:style-name="Table35.A"/>
        <table:table-column table:style-name="Table35.B"/>
        <text:soft-page-break/>
        <table:table-row table:style-name="Table35.1">
          <table:table-cell table:style-name="Table35.A1" table:number-columns-spanned="2" office:value-type="string">
            <text:h text:style-name="Heading_20_4" text:outline-level="4">[an_object] <text:alphabetical-index-mark-start text:id="IMark153574060"/>.name<text:alphabetical-index-mark-end text:id="IMark153574060"/>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5.A2" office:value-type="string">
            <text:p text:style-name="P11">Code</text:p>
          </table:table-cell>
          <table:table-cell table:style-name="Table35.B2" office:value-type="string">
            <text:p text:style-name="P11">Result</text:p>
          </table:table-cell>
        </table:table-row>
        <table:table-row>
          <table:table-cell table:style-name="Table35.A2" office:value-type="string">
            <text:p text:style-name="P15">Object .name</text:p>
          </table:table-cell>
          <table:table-cell table:style-name="Table35.B2" office:value-type="string">
            <text:p text:style-name="P12">“Object”</text:p>
          </table:table-cell>
        </table:table-row>
        <table:table-row>
          <table:table-cell table:style-name="Table35.A2" office:value-type="string">
            <text:p text:style-name="P15">100 .name</text:p>
          </table:table-cell>
          <table:table-cell table:style-name="Table35.B2" office:value-type="string">
            <text:p text:style-name="P12">“Fixnum instance”</text:p>
          </table:table-cell>
        </table:table-row>
        <table:table-row>
          <table:table-cell table:style-name="Table35.A2" office:value-type="string">
            <text:p text:style-name="P15">vm .name</text:p>
          </table:table-cell>
          <table:table-cell table:style-name="Table35.B2" office:value-type="string">
            <text:p text:style-name="P12">“VirtualMachine instance &lt;Main&gt;”</text:p>
          </table:table-cell>
        </table:table-row>
      </table:table>
      <text:p text:style-name="P3"/>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53574060"/>.strlen<text:alphabetical-index-mark-end text:id="IMark153574060"/>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7.A2" office:value-type="string">
            <text:p text:style-name="P11">Code</text:p>
          </table:table-cell>
          <table:table-cell table:style-name="Table37.B2" office:value-type="string">
            <text:p text:style-name="P11">Result</text:p>
          </table:table-cell>
        </table:table-row>
        <table:table-row>
          <table:table-cell table:style-name="Table37.A3" office:value-type="string">
            <text:p text:style-name="P15">"ABCD" .strlen </text:p>
          </table:table-cell>
          <table:table-cell table:style-name="Table37.A1" office:value-type="string">
            <text:p text:style-name="P12">4</text:p>
          </table:table-cell>
        </table:table-row>
        <table:table-row>
          <table:table-cell table:style-name="Table37.A3" office:value-type="string">
            <text:p text:style-name="P15">100 .strlen </text:p>
          </table:table-cell>
          <table:table-cell table:style-name="Table37.B4" office:value-type="string">
            <text:p text:style-name="P12">3</text:p>
          </table:table-cell>
        </table:table-row>
        <table:table-row>
          <table:table-cell table:style-name="Table37.A5" office:value-type="string">
            <text:p text:style-name="P15">Object .strlen </text:p>
          </table:table-cell>
          <table:table-cell table:style-name="Table37.A1" office:value-type="string">
            <text:p text:style-name="P12">6</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53574060"/>.to_f<text:alphabetical-index-mark-end text:id="IMark153574060"/>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8.A2" office:value-type="string">
            <text:p text:style-name="P11">Code</text:p>
          </table:table-cell>
          <table:table-cell table:style-name="Table38.B2" office:value-type="string">
            <text:p text:style-name="P11">Result</text:p>
          </table:table-cell>
        </table:table-row>
        <table:table-row>
          <table:table-cell table:style-name="Table38.A2" office:value-type="string">
            <text:p text:style-name="Table_20_Contents">“43.1” .to_f</text:p>
          </table:table-cell>
          <table:table-cell table:style-name="Table38.B2" office:value-type="string">
            <text:p text:style-name="Table_20_Contents">43.1</text:p>
          </table:table-cell>
        </table:table-row>
        <table:table-row>
          <table:table-cell table:style-name="Table38.A2" office:value-type="string">
            <text:p text:style-name="Table_20_Contents">99 .to_f</text:p>
          </table:table-cell>
          <table:table-cell table:style-name="Table38.B2" office:value-type="string">
            <text:p text:style-name="Table_20_Contents">99.0</text:p>
          </table:table-cell>
        </table:table-row>
        <table:table-row>
          <table:table-cell table:style-name="Table38.A2" office:value-type="string">
            <text:p text:style-name="Table_20_Contents">“apple” .to_f</text:p>
          </table:table-cell>
          <table:table-cell table:style-name="Table38.B2" office:value-type="string">
            <text:p text:style-name="Table_20_Contents">nil</text:p>
          </table:table-cell>
        </table:table-row>
      </table:table>
      <text:p text:style-name="Text_20_body"/>
      <table:table table:name="Table40" table:style-name="Table40">
        <table:table-column table:style-name="Table40.A"/>
        <table:table-column table:style-name="Table40.B"/>
        <text:soft-page-break/>
        <table:table-row>
          <table:table-cell table:style-name="Table40.A1" table:number-columns-spanned="2" office:value-type="string">
            <text:h text:style-name="Heading_20_4" text:outline-level="4">[an_object] <text:alphabetical-index-mark-start text:id="IMark153574060"/>.to_f!<text:alphabetical-index-mark-end text:id="IMark153574060"/>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40.A2" office:value-type="string">
            <text:p text:style-name="P11">Code</text:p>
          </table:table-cell>
          <table:table-cell table:style-name="Table40.B2" office:value-type="string">
            <text:p text:style-name="P11">Result</text:p>
          </table:table-cell>
        </table:table-row>
        <table:table-row>
          <table:table-cell table:style-name="Table40.A2" office:value-type="string">
            <text:p text:style-name="Table_20_Contents">“43.1” .to_f!</text:p>
          </table:table-cell>
          <table:table-cell table:style-name="Table40.B2" office:value-type="string">
            <text:p text:style-name="Table_20_Contents">43.1</text:p>
          </table:table-cell>
        </table:table-row>
        <table:table-row>
          <table:table-cell table:style-name="Table40.A2" office:value-type="string">
            <text:p text:style-name="Table_20_Contents">99 .to_f!</text:p>
          </table:table-cell>
          <table:table-cell table:style-name="Table40.B2" office:value-type="string">
            <text:p text:style-name="Table_20_Contents">99.0</text:p>
          </table:table-cell>
        </table:table-row>
        <table:table-row>
          <table:table-cell table:style-name="Table40.A2" office:value-type="string">
            <text:p text:style-name="Table_20_Contents">“apple” .to_f!</text:p>
          </table:table-cell>
          <table:table-cell table:style-name="Table40.B2" office:value-type="string">
            <text:p text:style-name="P18">Cannot coerce a String instance to a Float instance</text:p>
          </table:table-cell>
        </table:table-row>
      </table:table>
      <text:p text:style-name="Text_20_body"/>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4" text:outline-level="4">[an_object] <text:alphabetical-index-mark-start text:id="IMark153574060"/>.to_i<text:alphabetical-index-mark-end text:id="IMark153574060"/>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42.A2" office:value-type="string">
            <text:p text:style-name="P11">Code</text:p>
          </table:table-cell>
          <table:table-cell table:style-name="Table42.B2" office:value-type="string">
            <text:p text:style-name="P11">Result</text:p>
          </table:table-cell>
        </table:table-row>
        <table:table-row>
          <table:table-cell table:style-name="Table42.A2" office:value-type="string">
            <text:p text:style-name="Table_20_Contents">“43.1” .to_i</text:p>
          </table:table-cell>
          <table:table-cell table:style-name="Table42.B2" office:value-type="string">
            <text:p text:style-name="Table_20_Contents">43</text:p>
          </table:table-cell>
        </table:table-row>
        <table:table-row>
          <table:table-cell table:style-name="Table42.A2" office:value-type="string">
            <text:p text:style-name="Table_20_Contents">99 .to_i</text:p>
          </table:table-cell>
          <table:table-cell table:style-name="Table42.B2" office:value-type="string">
            <text:p text:style-name="Table_20_Contents">99</text:p>
          </table:table-cell>
        </table:table-row>
        <table:table-row>
          <table:table-cell table:style-name="Table42.A2" office:value-type="string">
            <text:p text:style-name="Table_20_Contents">“apple” .to_i</text:p>
          </table:table-cell>
          <table:table-cell table:style-name="Table42.B2" office:value-type="string">
            <text:p text:style-name="Table_20_Contents">nil</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4" text:outline-level="4">[an_object] <text:alphabetical-index-mark-start text:id="IMark153574060"/>.to_i!<text:alphabetical-index-mark-end text:id="IMark153574060"/>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44.A2" office:value-type="string">
            <text:p text:style-name="P11">Code</text:p>
          </table:table-cell>
          <table:table-cell table:style-name="Table44.B2" office:value-type="string">
            <text:p text:style-name="P11">Result</text:p>
          </table:table-cell>
        </table:table-row>
        <table:table-row>
          <table:table-cell table:style-name="Table44.A2" office:value-type="string">
            <text:p text:style-name="Table_20_Contents">“43.1” .to_i!</text:p>
          </table:table-cell>
          <table:table-cell table:style-name="Table44.B2" office:value-type="string">
            <text:p text:style-name="Table_20_Contents">43</text:p>
          </table:table-cell>
        </table:table-row>
        <table:table-row>
          <table:table-cell table:style-name="Table44.A2" office:value-type="string">
            <text:p text:style-name="Table_20_Contents">99 .to_i!</text:p>
          </table:table-cell>
          <table:table-cell table:style-name="Table44.B2" office:value-type="string">
            <text:p text:style-name="Table_20_Contents">99</text:p>
          </table:table-cell>
        </table:table-row>
        <table:table-row>
          <table:table-cell table:style-name="Table44.A2" office:value-type="string">
            <text:p text:style-name="Table_20_Contents">“apple” .to_i!</text:p>
          </table:table-cell>
          <table:table-cell table:style-name="Table44.B2" office:value-type="string">
            <text:p text:style-name="P18">Cannot coerce a String instance to an Integer instance</text:p>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4" text:outline-level="4">[an_object] <text:alphabetical-index-mark-start text:id="IMark153574060"/>.to_n<text:alphabetical-index-mark-end text:id="IMark153574060"/>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10.A2" office:value-type="string">
            <text:p text:style-name="P11">Code</text:p>
          </table:table-cell>
          <table:table-cell table:style-name="Table10.B2" office:value-type="string">
            <text:p text:style-name="P11">Result</text:p>
          </table:table-cell>
        </table:table-row>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ext:soft-page-break/>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able:table-row>
          <table:table-cell table:style-name="Table10.A2" office:value-type="string">
            <text:p text:style-name="Table_20_Contents">“1/2” .to_n</text:p>
          </table:table-cell>
          <table:table-cell table:style-name="Table10.B2" office:value-type="string">
            <text:p text:style-name="Table_20_Contents">1/2</text:p>
          </table:table-cell>
        </table:table-row>
        <table:table-row>
          <table:table-cell table:style-name="Table10.A2" office:value-type="string">
            <text:p text:style-name="Table_20_Contents">“1+2i” .to_n</text:p>
          </table:table-cell>
          <table:table-cell table:style-name="Table10.B2" office:value-type="string">
            <text:p text:style-name="Table_20_Contents">1+2i</text:p>
          </table:table-cell>
        </table:table-row>
        <table:table-row>
          <table:table-cell table:style-name="Table10.A2" office:value-type="string">
            <text:p text:style-name="Table_20_Contents">“apple” .to_n</text:p>
          </table:table-cell>
          <table:table-cell table:style-name="Table10.B2" office:value-type="string">
            <text:p text:style-name="Table_20_Contents">nil</text:p>
          </table:table-cell>
        </table:table-row>
      </table:table>
      <text:p text:style-name="Text_20_body"/>
      <table:table table:name="Table34" table:style-name="Table34">
        <table:table-column table:style-name="Table34.A"/>
        <table:table-column table:style-name="Table34.B"/>
        <table:table-row>
          <table:table-cell table:style-name="Table34.A1" table:number-columns-spanned="2" office:value-type="string">
            <text:h text:style-name="Heading_20_4" text:outline-level="4">[an_object] <text:alphabetical-index-mark-start text:id="IMark153574060"/>.to_n!<text:alphabetical-index-mark-end text:id="IMark153574060"/>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4.A2" office:value-type="string">
            <text:p text:style-name="P11">Code</text:p>
          </table:table-cell>
          <table:table-cell table:style-name="Table34.B2" office:value-type="string">
            <text:p text:style-name="P11">Result</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1/2” .to_n!</text:p>
          </table:table-cell>
          <table:table-cell table:style-name="Table34.B2" office:value-type="string">
            <text:p text:style-name="Table_20_Contents">1/2</text:p>
          </table:table-cell>
        </table:table-row>
        <table:table-row>
          <table:table-cell table:style-name="Table34.A2" office:value-type="string">
            <text:p text:style-name="Table_20_Contents">“1+2i” .to_n!</text:p>
          </table:table-cell>
          <table:table-cell table:style-name="Table34.B2" office:value-type="string">
            <text:p text:style-name="Table_20_Contents">1+2i</text:p>
          </table:table-cell>
        </table:table-row>
        <table:table-row>
          <table:table-cell table:style-name="Table34.A2" office:value-type="string">
            <text:p text:style-name="Table_20_Contents">“apple” .to_n!</text:p>
          </table:table-cell>
          <table:table-cell table:style-name="Table34.B2" office:value-type="string">
            <text:p text:style-name="P18">Cannot convert a String instance to a Numeric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53574060"/>.to_r<text:alphabetical-index-mark-end text:id="IMark153574060"/>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6.A2" office:value-type="string">
            <text:p text:style-name="P11">Code</text:p>
          </table:table-cell>
          <table:table-cell table:style-name="Table36.B2" office:value-type="string">
            <text:p text:style-name="P11">Result</text:p>
          </table:table-cell>
        </table:table-row>
        <table:table-row>
          <table:table-cell table:style-name="Table36.A2" office:value-type="string">
            <text:p text:style-name="Table_20_Contents">2 .to_r</text:p>
          </table:table-cell>
          <table:table-cell table:style-name="Table36.B2" office:value-type="string">
            <text:p text:style-name="Table_20_Contents">2/1</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5/2” .to_r</text:p>
          </table:table-cell>
          <table:table-cell table:style-name="Table36.B2" office:value-type="string">
            <text:p text:style-name="Table_20_Contents">5/2</text:p>
          </table:table-cell>
        </table:table-row>
        <table:table-row>
          <table:table-cell table:style-name="Table36.A2" office:value-type="string">
            <text:p text:style-name="Table_20_Contents">“apple” .to_r</text:p>
          </table:table-cell>
          <table:table-cell table:style-name="Table36.B2" office:value-type="string">
            <text:p text:style-name="Table_20_Contents">nil</text:p>
          </table:table-cell>
        </table:table-row>
      </table:table>
      <text:p text:style-name="Text_20_body"/>
      <table:table table:name="Table11" table:style-name="Table11">
        <table:table-column table:style-name="Table11.A"/>
        <table:table-column table:style-name="Table11.B"/>
        <text:soft-page-break/>
        <table:table-row table:style-name="Table11.1">
          <table:table-cell table:style-name="Table11.A1" table:number-columns-spanned="2" office:value-type="string">
            <text:h text:style-name="Heading_20_4" text:outline-level="4">[an_object] <text:alphabetical-index-mark-start text:id="IMark153574060"/>.to_r!<text:alphabetical-index-mark-end text:id="IMark153574060"/>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11.A2" office:value-type="string">
            <text:p text:style-name="P11">Code</text:p>
          </table:table-cell>
          <table:table-cell table:style-name="Table11.B2" office:value-type="string">
            <text:p text:style-name="P11">Result</text:p>
          </table:table-cell>
        </table:table-row>
        <table:table-row>
          <table:table-cell table:style-name="Table11.A2" office:value-type="string">
            <text:p text:style-name="Table_20_Contents">2 .to_r</text:p>
          </table:table-cell>
          <table:table-cell table:style-name="Table11.B2" office:value-type="string">
            <text:p text:style-name="Table_20_Contents">2/1</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5/2” .to_r</text:p>
          </table:table-cell>
          <table:table-cell table:style-name="Table11.B2" office:value-type="string">
            <text:p text:style-name="Table_20_Contents">5/2</text:p>
          </table:table-cell>
        </table:table-row>
        <table:table-row>
          <table:table-cell table:style-name="Table11.A2" office:value-type="string">
            <text:p text:style-name="Table_20_Contents">“apple” .to_r</text:p>
          </table:table-cell>
          <table:table-cell table:style-name="Table11.B2" office:value-type="string">
            <text:p text:style-name="P18">Cannot convert a String instance to a Rational instanc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53574060"/>.to_s<text:alphabetical-index-mark-end text:id="IMark153574060"/> [a_string]</text:h>
            <text:p text:style-name="P3"><text:span text:style-name="T1">Routing:</text:span> TOS</text:p>
            <text:p text:style-name="P3">Convert the object to a string.</text:p>
          </table:table-cell>
          <table:covered-table-cell/>
        </table:table-row>
        <table:table-row>
          <table:table-cell table:style-name="Table41.A2" office:value-type="string">
            <text:p text:style-name="P11">Code</text:p>
          </table:table-cell>
          <table:table-cell table:style-name="Table41.B2" office:value-type="string">
            <text:p text:style-name="P11">Result</text:p>
          </table:table-cell>
        </table:table-row>
        <table:table-row>
          <table:table-cell table:style-name="Table41.A2" office:value-type="string">
            <text:p text:style-name="Table_20_Contents">2 .to_s</text:p>
          </table:table-cell>
          <table:table-cell table:style-name="Table41.B2" office:value-type="string">
            <text:p text:style-name="Table_20_Contents">“2”</text:p>
          </table:table-cell>
        </table:table-row>
        <table:table-row>
          <table:table-cell table:style-name="Table41.A2" office:value-type="string">
            <text:p text:style-name="Table_20_Contents">2.5 .to_s</text:p>
          </table:table-cell>
          <table:table-cell table:style-name="Table41.B2" office:value-type="string">
            <text:p text:style-name="Table_20_Contents">“2.5”</text:p>
          </table:table-cell>
        </table:table-row>
        <table:table-row>
          <table:table-cell table:style-name="Table41.A2" office:value-type="string">
            <text:p text:style-name="Table_20_Contents">“apple” .to_s</text:p>
          </table:table-cell>
          <table:table-cell table:style-name="Table41.B2" office:value-type="string">
            <text:p text:style-name="Table_20_Contents">“appl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4" text:outline-level="4">[an_object] <text:alphabetical-index-mark-start text:id="IMark153574060"/>.to_x<text:alphabetical-index-mark-end text:id="IMark153574060"/>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3.A2" office:value-type="string">
            <text:p text:style-name="P11">Code</text:p>
          </table:table-cell>
          <table:table-cell table:style-name="Table43.B2" office:value-type="string">
            <text:p text:style-name="P11">Result</text:p>
          </table:table-cell>
        </table:table-row>
        <table:table-row>
          <table:table-cell table:style-name="Table43.A2" office:value-type="string">
            <text:p text:style-name="P12">5</text:p>
          </table:table-cell>
          <table:table-cell table:style-name="Table43.B2" office:value-type="string">
            <text:p text:style-name="P12">5+0i</text:p>
          </table:table-cell>
        </table:table-row>
        <table:table-row>
          <table:table-cell table:style-name="Table43.A2" office:value-type="string">
            <text:p text:style-name="P12">5.2</text:p>
          </table:table-cell>
          <table:table-cell table:style-name="Table43.B2" office:value-type="string">
            <text:p text:style-name="P12">5.2+0i</text:p>
          </table:table-cell>
        </table:table-row>
        <table:table-row>
          <table:table-cell table:style-name="Table43.A2" office:value-type="string">
            <text:p text:style-name="P12">“5”</text:p>
          </table:table-cell>
          <table:table-cell table:style-name="Table43.B2" office:value-type="string">
            <text:p text:style-name="P12">5+0i</text:p>
          </table:table-cell>
        </table:table-row>
        <table:table-row>
          <table:table-cell table:style-name="Table43.A2" office:value-type="string">
            <text:p text:style-name="P12">1+2i</text:p>
          </table:table-cell>
          <table:table-cell table:style-name="Table43.B2" office:value-type="string">
            <text:p text:style-name="P12">1+2i</text:p>
          </table:table-cell>
        </table:table-row>
        <table:table-row>
          <table:table-cell table:style-name="Table43.A2" office:value-type="string">
            <text:p text:style-name="P12">“apple”</text:p>
          </table:table-cell>
          <table:table-cell table:style-name="Table43.B2" office:value-type="string">
            <text:p text:style-name="P12">nil</text:p>
          </table:table-cell>
        </table:table-row>
      </table:table>
      <text:p text:style-name="P3"/>
      <table:table table:name="Table45" table:style-name="Table45">
        <table:table-column table:style-name="Table45.A"/>
        <table:table-column table:style-name="Table45.B"/>
        <text:soft-page-break/>
        <table:table-row table:style-name="Table45.1">
          <table:table-cell table:style-name="Table45.A1" table:number-columns-spanned="2" office:value-type="string">
            <text:h text:style-name="Heading_20_4" text:outline-level="4">[an_object] <text:alphabetical-index-mark-start text:id="IMark153574060"/>.to_x!<text:alphabetical-index-mark-end text:id="IMark153574060"/>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5.1">
          <table:table-cell table:style-name="Table45.A2" office:value-type="string">
            <text:p text:style-name="P11">Code</text:p>
          </table:table-cell>
          <table:table-cell table:style-name="Table45.B2" office:value-type="string">
            <text:p text:style-name="P11">Result</text:p>
          </table:table-cell>
        </table:table-row>
        <table:table-row table:style-name="Table45.1">
          <table:table-cell table:style-name="Table45.A2" office:value-type="string">
            <text:p text:style-name="P12">5</text:p>
          </table:table-cell>
          <table:table-cell table:style-name="Table45.B2" office:value-type="string">
            <text:p text:style-name="P12">5+0i</text:p>
          </table:table-cell>
        </table:table-row>
        <table:table-row table:style-name="Table45.1">
          <table:table-cell table:style-name="Table45.A2" office:value-type="string">
            <text:p text:style-name="P12">5.2</text:p>
          </table:table-cell>
          <table:table-cell table:style-name="Table45.B2" office:value-type="string">
            <text:p text:style-name="P12">5.2+0i</text:p>
          </table:table-cell>
        </table:table-row>
        <table:table-row table:style-name="Table45.1">
          <table:table-cell table:style-name="Table45.A2" office:value-type="string">
            <text:p text:style-name="P12">“5”</text:p>
          </table:table-cell>
          <table:table-cell table:style-name="Table45.B2" office:value-type="string">
            <text:p text:style-name="P12">5+0i</text:p>
          </table:table-cell>
        </table:table-row>
        <table:table-row table:style-name="Table45.1">
          <table:table-cell table:style-name="Table45.A2" office:value-type="string">
            <text:p text:style-name="P12">1+2i</text:p>
          </table:table-cell>
          <table:table-cell table:style-name="Table45.B2" office:value-type="string">
            <text:p text:style-name="P12">1+2i</text:p>
          </table:table-cell>
        </table:table-row>
        <table:table-row table:style-name="Table45.1">
          <table:table-cell table:style-name="Table45.A2" office:value-type="string">
            <text:p text:style-name="P12">“apple”</text:p>
          </table:table-cell>
          <table:table-cell table:style-name="Table45.B2" office:value-type="string">
            <text:p text:style-name="P32">Cannot convert a String instance to a Complex instance</text:p>
          </table:table-cell>
        </table:table-row>
      </table:table>
      <text:p text:style-name="Text_20_body"/>
      <table:table table:name="Table39" table:style-name="Table39">
        <table:table-column table:style-name="Table39.A"/>
        <table:table-row>
          <table:table-cell table:style-name="Table39.A1" office:value-type="string">
            <text:h text:style-name="Heading_20_4" text:outline-level="4">[object_a object_b] <text:alphabetical-index-mark-start text:id="IMark153574060"/>&lt;&gt;<text:alphabetical-index-mark-end text:id="IMark153574060"/> [a_boolean]</text:h>
            <text:p text:style-name="P3"><text:span text:style-name="T1">Routing:</text:span> NOS</text:p>
            <text:p text:style-name="P3">Return true if object_a does not equal object_b, else return false.</text:p>
          </table:table-cell>
        </table:table-row>
      </table:table>
      <text:p text:style-name="P3"/>
      <table:table table:name="Table46" table:style-name="Table46">
        <table:table-column table:style-name="Table46.A"/>
        <table:table-row>
          <table:table-cell table:style-name="Table46.A1" office:value-type="string">
            <text:h text:style-name="Heading_20_4" text:outline-level="4">[object_a object_b] <text:alphabetical-index-mark-start text:id="IMark153574060"/>=<text:alphabetical-index-mark-end text:id="IMark153574060"/> [a_boolean]</text:h>
            <text:p text:style-name="P3"><text:span text:style-name="T1">Routing:</text:span> NOS</text:p>
            <text:p text:style-name="P3">Return true if object_a is equal to object_b, else return false.</text:p>
          </table:table-cell>
        </table:table-row>
      </table:table>
      <text:p text:style-name="P3"/>
      <table:table table:name="Table16" table:style-name="Table16">
        <table:table-column table:style-name="Table16.A"/>
        <table:table-row>
          <table:table-cell table:style-name="Table16.A1" office:value-type="string">
            <text:h text:style-name="Heading_20_3" text:outline-level="3">[object_a object_b] <text:alphabetical-index-mark-start text:id="IMark153574060"/>^^<text:alphabetical-index-mark-end text:id="IMark153574060"/>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53574060"/>distinct?<text:alphabetical-index-mark-end text:id="IMark153574060"/>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8.1">
          <table:table-cell table:style-name="Table48.A2" office:value-type="string">
            <text:p text:style-name="P11">Code</text:p>
          </table:table-cell>
          <table:table-cell table:style-name="Table48.B2" office:value-type="string">
            <text:p text:style-name="P11">Result</text:p>
          </table:table-cell>
        </table:table-row>
        <table:table-row table:style-name="Table48.1">
          <table:table-cell table:style-name="Table48.A2" office:value-type="string">
            <text:p text:style-name="P12">4 5 distinct?</text:p>
          </table:table-cell>
          <table:table-cell table:style-name="Table48.B2" office:value-type="string">
            <text:p text:style-name="P12">true</text:p>
          </table:table-cell>
        </table:table-row>
        <table:table-row table:style-name="Table48.1">
          <table:table-cell table:style-name="Table48.A2" office:value-type="string">
            <text:p text:style-name="P12">4 4 distinct?</text:p>
          </table:table-cell>
          <table:table-cell table:style-name="Table48.B2" office:value-type="string">
            <text:p text:style-name="P12">false</text:p>
          </table:table-cell>
        </table:table-row>
        <text:soft-page-break/>
        <table:table-row table:style-name="Table48.1">
          <table:table-cell table:style-name="Table48.A2" office:value-type="string">
            <text:p text:style-name="P12">“hi” dup distinct?</text:p>
          </table:table-cell>
          <table:table-cell table:style-name="Table48.B2" office:value-type="string">
            <text:p text:style-name="P12">false</text:p>
          </table:table-cell>
        </table:table-row>
        <table:table-row table:style-name="Table48.1">
          <table:table-cell table:style-name="Table48.A2" office:value-type="string">
            <text:p text:style-name="P12">“hi” “ho” distinct?</text:p>
          </table:table-cell>
          <table:table-cell table:style-name="Table48.B2" office:value-type="string">
            <text:p text:style-name="P12">true</text:p>
          </table:table-cell>
        </table:table-row>
        <table:table-row table:style-name="Table48.1">
          <table:table-cell table:style-name="Table48.A2" office:value-type="string">
            <text:p text:style-name="P12">“hi” “hi” distinct?</text:p>
          </table:table-cell>
          <table:table-cell table:style-name="Table48.B2" office:value-type="string">
            <text:p text:style-name="P12">tru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53574060"/>identical?<text:alphabetical-index-mark-end text:id="IMark153574060"/>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9.1">
          <table:table-cell table:style-name="Table49.A2" office:value-type="string">
            <text:p text:style-name="P11">Code</text:p>
          </table:table-cell>
          <table:table-cell table:style-name="Table49.B2" office:value-type="string">
            <text:p text:style-name="P11">Result</text:p>
          </table:table-cell>
        </table:table-row>
        <table:table-row table:style-name="Table49.1">
          <table:table-cell table:style-name="Table49.A2" office:value-type="string">
            <text:p text:style-name="P12">4 5 identical?</text:p>
          </table:table-cell>
          <table:table-cell table:style-name="Table49.B2" office:value-type="string">
            <text:p text:style-name="P12">false</text:p>
          </table:table-cell>
        </table:table-row>
        <table:table-row table:style-name="Table49.1">
          <table:table-cell table:style-name="Table49.A2" office:value-type="string">
            <text:p text:style-name="P12">4 4 identical?</text:p>
          </table:table-cell>
          <table:table-cell table:style-name="Table49.B2" office:value-type="string">
            <text:p text:style-name="P12">true</text:p>
          </table:table-cell>
        </table:table-row>
        <table:table-row table:style-name="Table49.1">
          <table:table-cell table:style-name="Table49.A2" office:value-type="string">
            <text:p text:style-name="P12">“hi” dup identical?</text:p>
          </table:table-cell>
          <table:table-cell table:style-name="Table49.B2" office:value-type="string">
            <text:p text:style-name="P12">true</text:p>
          </table:table-cell>
        </table:table-row>
        <table:table-row table:style-name="Table49.1">
          <table:table-cell table:style-name="Table49.A2" office:value-type="string">
            <text:p text:style-name="P12">“hi” “ho” identical?</text:p>
          </table:table-cell>
          <table:table-cell table:style-name="Table49.B2" office:value-type="string">
            <text:p text:style-name="P12">false</text:p>
          </table:table-cell>
        </table:table-row>
        <table:table-row table:style-name="Table49.1">
          <table:table-cell table:style-name="Table49.A2" office:value-type="string">
            <text:p text:style-name="P12">“hi” “hi” identical?</text:p>
          </table:table-cell>
          <table:table-cell table:style-name="Table49.B2" office:value-type="string">
            <text:p text:style-name="P12">false</text:p>
          </table:table-cell>
        </table:table-row>
      </table:table>
      <text:p text:style-name="Text_20_body"/>
      <table:table table:name="Table50" table:style-name="Table50">
        <table:table-column table:style-name="Table50.A"/>
        <table:table-column table:style-name="Table50.B"/>
        <table:table-row table:style-name="Table50.1">
          <table:table-cell table:style-name="Table50.A1" table:number-columns-spanned="2" office:value-type="string">
            <text:h text:style-name="Heading_20_4" text:outline-level="4">[object_a object_b] <text:alphabetical-index-mark-start text:id="IMark153574060"/>max<text:alphabetical-index-mark-end text:id="IMark153574060"/>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50.1">
          <table:table-cell table:style-name="Table50.A2" office:value-type="string">
            <text:p text:style-name="P11">Code</text:p>
          </table:table-cell>
          <table:table-cell table:style-name="Table50.B2" office:value-type="string">
            <text:p text:style-name="P11">Result</text:p>
          </table:table-cell>
        </table:table-row>
        <table:table-row table:style-name="Table50.1">
          <table:table-cell table:style-name="Table50.A2" office:value-type="string">
            <text:p text:style-name="P12">4 5 max</text:p>
          </table:table-cell>
          <table:table-cell table:style-name="Table50.B2" office:value-type="string">
            <text:p text:style-name="P12">5</text:p>
          </table:table-cell>
        </table:table-row>
        <table:table-row table:style-name="Table50.1">
          <table:table-cell table:style-name="Table50.A2" office:value-type="string">
            <text:p text:style-name="P12">4 “5” max</text:p>
          </table:table-cell>
          <table:table-cell table:style-name="Table50.B2" office:value-type="string">
            <text:p text:style-name="P12">“5”</text:p>
          </table:table-cell>
        </table:table-row>
        <table:table-row table:style-name="Table50.1">
          <table:table-cell table:style-name="Table50.A2" office:value-type="string">
            <text:p text:style-name="P12">4 2 max</text:p>
          </table:table-cell>
          <table:table-cell table:style-name="Table50.B2" office:value-type="string">
            <text:p text:style-name="P12">4</text:p>
          </table:table-cell>
        </table:table-row>
        <table:table-row table:style-name="Table50.1">
          <table:table-cell table:style-name="Table50.A2" office:value-type="string">
            <text:p text:style-name="P12">4 “apple” max</text:p>
          </table:table-cell>
          <table:table-cell table:style-name="Table50.B2" office:value-type="string">
            <text:p text:style-name="P32">Cannot coerce a String instance to an Integer instance</text:p>
          </table:table-cell>
        </table:table-row>
      </table:table>
      <text:p text:style-name="P3"/>
      <table:table table:name="Table51" table:style-name="Table51">
        <table:table-column table:style-name="Table51.A"/>
        <table:table-column table:style-name="Table51.B"/>
        <table:table-row table:style-name="Table51.1">
          <table:table-cell table:style-name="Table51.A1" table:number-columns-spanned="2" office:value-type="string">
            <text:h text:style-name="Heading_20_4" text:outline-level="4">[object_a object_b] <text:alphabetical-index-mark-start text:id="IMark153574060"/>min<text:alphabetical-index-mark-end text:id="IMark15357406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51.1">
          <table:table-cell table:style-name="Table51.A2" office:value-type="string">
            <text:p text:style-name="P11">Code</text:p>
          </table:table-cell>
          <table:table-cell table:style-name="Table51.B2" office:value-type="string">
            <text:p text:style-name="P11">Result</text:p>
          </table:table-cell>
        </table:table-row>
        <table:table-row table:style-name="Table51.1">
          <table:table-cell table:style-name="Table51.A2" office:value-type="string">
            <text:p text:style-name="P12">4 5 min</text:p>
          </table:table-cell>
          <table:table-cell table:style-name="Table51.B2" office:value-type="string">
            <text:p text:style-name="P12">4</text:p>
          </table:table-cell>
        </table:table-row>
        <table:table-row table:style-name="Table51.1">
          <table:table-cell table:style-name="Table51.A2" office:value-type="string">
            <text:p text:style-name="P12">4 “5” min</text:p>
          </table:table-cell>
          <table:table-cell table:style-name="Table51.B2" office:value-type="string">
            <text:p text:style-name="P12">4</text:p>
          </table:table-cell>
        </table:table-row>
        <text:soft-page-break/>
        <table:table-row table:style-name="Table51.1">
          <table:table-cell table:style-name="Table51.A2" office:value-type="string">
            <text:p text:style-name="P12">4 2 min</text:p>
          </table:table-cell>
          <table:table-cell table:style-name="Table51.B2" office:value-type="string">
            <text:p text:style-name="P12">2</text:p>
          </table:table-cell>
        </table:table-row>
        <table:table-row table:style-name="Table51.1">
          <table:table-cell table:style-name="Table51.A2" office:value-type="string">
            <text:p text:style-name="P12">4 “apple” min</text:p>
          </table:table-cell>
          <table:table-cell table:style-name="Table51.B2" office:value-type="string">
            <text:p text:style-name="P32">Cannot coerce a String instance to an Integer instance</text:p>
          </table:table-cell>
        </table:table-row>
      </table:table>
      <text:p text:style-name="Text_20_body"/>
      <table:table table:name="Table47" table:style-name="Table47">
        <table:table-column table:style-name="Table47.A"/>
        <table:table-row>
          <table:table-cell table:style-name="Table47.A1" office:value-type="string">
            <text:h text:style-name="Heading_20_4" text:outline-level="4">[an_object] <text:alphabetical-index-mark-start text:id="IMark153574060"/>nil&lt;&gt;<text:alphabetical-index-mark-end text:id="IMark153574060"/>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53574060"/>nil=<text:alphabetical-index-mark-end text:id="IMark15357406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3" table:style-name="Table53">
        <table:table-column table:style-name="Table53.A"/>
        <table:table-row>
          <table:table-cell table:style-name="Table53.A1" office:value-type="string">
            <text:h text:style-name="Heading_20_4" text:outline-level="4">[an_object] <text:alphabetical-index-mark-start text:id="IMark153574060"/>not<text:alphabetical-index-mark-end text:id="IMark15357406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17" table:style-name="Table17">
        <table:table-column table:style-name="Table17.A"/>
        <table:table-row table:style-name="Table17.1">
          <table:table-cell table:style-name="Table17.A1" office:value-type="string">
            <text:h text:style-name="Heading_20_3" text:outline-level="3">[object_a object_b] <text:alphabetical-index-mark-start text:id="IMark153574060"/>||<text:alphabetical-index-mark-end text:id="IMark153574060"/>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Code"/>
      <text:h text:style-name="Heading_20_1" text:outline-level="1"><text:alphabetical-index-mark-start text:id="IMark152570916"/>Array<text:alphabetical-index-mark-end text:id="IMark152570916"/></text:h>
      <text:p text:style-name="Text_20_body"/>
      <text:p text:style-name="Text_20_body">Inheritance: Array <text:span text:style-name="T8">←</text:span> Object</text:p>
      <text:p text:style-name="Code">Array Class Methods =</text:p>
      <text:p text:style-name="Code">.new_size <text:s text:c="2"/>.new_value <text:s/>.new_values</text:p>
      <text:p text:style-name="Code"/>
      <text:p text:style-name="Code">Array Shared Methods =</text:p>
      <text:p text:style-name="Code">+ <text:s text:c="7"/>.+midlr <text:s/>.-mid <text:s text:c="3"/>.[]! <text:s text:c="4"/>.length <text:s/>.midlr <text:s text:c="2"/>.reverse .sort</text:p>
      <text:p text:style-name="Code">.+left <text:s text:c="2"/>.+right <text:s/>.-midlr <text:s/>.[]@ <text:s text:c="4"/>.max <text:s text:c="4"/>.min <text:s text:c="4"/>.right <text:s text:c="2"/>.strmax</text:p>
      <text:p text:style-name="Code">.+mid <text:s text:c="3"/>.-left <text:s text:c="2"/>.-right <text:s/>.left <text:s text:c="3"/>.mid <text:s text:c="4"/>.pp <text:s text:c="5"/>.shuffle &lt;&lt;</text:p>
      <text:p text:style-name="Code"/>
      <text:p text:style-name="Code"/>
      <text:h text:style-name="Heading_20_2" text:outline-level="2">Array Literal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52570916"/>Class<text:alphabetical-index-mark-end text:id="IMark152570916"/></text:h>
      <text:p text:style-name="Text_20_body"/>
      <text:p text:style-name="Text_20_body">Inheritance: Class <text:span text:style-name="T8">←</text:span> Object</text:p>
      <text:p text:style-name="Code">Class Shared Methods =</text:p>
      <text:p text:style-name="Code">)methods <text:s text:c="5"/>.is_class? <text:s text:c="3"/>.parent_class .to_s</text:p>
      <text:p text:style-name="Code">.: <text:s text:c="11"/>.new <text:s text:c="9"/>.subclass:</text:p>
      <text:p text:style-name="Code"/>
      <text:p text:style-name="Cod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52570916"/>FalseClass<text:alphabetical-index-mark-end text:id="IMark152570916"/></text:h>
      <text:p text:style-name="Text_20_body"/>
      <text:p text:style-name="Text_20_body">Inheritance: FalseClass <text:span text:style-name="T8">←</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53574060"/>&amp;&amp;<text:alphabetical-index-mark-end text:id="IMark153574060"/>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53574060"/>^^<text:alphabetical-index-mark-end text:id="IMark153574060"/>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53574060"/>||<text:alphabetical-index-mark-end text:id="IMark153574060"/>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52570916"/>Hash<text:alphabetical-index-mark-end text:id="IMark152570916"/></text:h>
      <text:p text:style-name="Text_20_body"/>
      <text:p text:style-name="Text_20_body">Inheritance: Hash <text:span text:style-name="T8">←</text:span> Object</text:p>
      <text:p text:style-name="Code">Hash Shared Methods =</text:p>
      <text:p text:style-name="Code"><text:s text:c="5"/>.[]! <text:s text:c="4"/>.[]@ <text:s text:c="3"/>.keys <text:s text:c="5"/>.pp .strmax2 <text:s/>.values</text:p>
      <text:p text:style-name="Code"/>
      <text:p text:style-name="Code"/>
      <text:h text:style-name="Heading_20_2" text:outline-level="2">Hash Literal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52570916"/><text:alphabetical-index-mark-start text:id="IMark152569428"/>MaxNumeric<text:alphabetical-index-mark-end text:id="IMark152569428"/><text:alphabetical-index-mark-end text:id="IMark152570916"/></text:h>
      <text:p text:style-name="Text_20_body"/>
      <text:p text:style-name="Text_20_body">Inheritance: MaxNumeric <text:span text:style-name="T8">←</text:span> Object</text:p>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52570916"/><text:alphabetical-index-mark-start text:id="IMark152569428"/>MinNumeric<text:alphabetical-index-mark-end text:id="IMark152569428"/><text:alphabetical-index-mark-end text:id="IMark152570916"/></text:h>
      <text:p text:style-name="Text_20_body"/>
      <text:p text:style-name="Text_20_body">Inheritance: MinMumeric <text:span text:style-name="T8">←</text:span> Object</text:p>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52570916"/><text:alphabetical-index-mark-start text:id="IMark152569428"/><text:alphabetical-index-mark-start text:id="IMark152568180"/>NilClass<text:alphabetical-index-mark-end text:id="IMark152568180"/><text:alphabetical-index-mark-end text:id="IMark152569428"/><text:alphabetical-index-mark-end text:id="IMark152570916"/></text:h>
      <text:p text:style-name="Text_20_body"/>
      <text:p text:style-name="Text_20_body">Inheritance: NilClass <text:span text:style-name="T8">←</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53574060"/>&amp;&amp;<text:alphabetical-index-mark-end text:id="IMark153574060"/>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53574060"/>^^<text:alphabetical-index-mark-end text:id="IMark153574060"/>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53574060"/>||<text:alphabetical-index-mark-end text:id="IMark153574060"/>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52570916"/>Numeric<text:alphabetical-index-mark-end text:id="IMark152570916"/></text:h>
      <text:p text:style-name="Text_20_body"/>
      <text:p text:style-name="Text_20_body">Inheritance: Numeric <text:span text:style-name="T8">←</text:span> Object</text:p>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p text:style-name="Text_20_body"/>
      <text:h text:style-name="Heading_20_2" text:outline-level="2"/>
      <text:p text:style-name="Text_20_body"/>
      <text:h text:style-name="Heading_20_1" text:outline-level="1"><text:alphabetical-index-mark-start text:id="IMark152570916"/>Complex<text:alphabetical-index-mark-end text:id="IMark152570916"/></text:h>
      <text:p text:style-name="Text_20_body"/>
      <text:p text:style-name="Text_20_body">Inheritance: Complex <text:span text:style-name="T8">←</text:span> Numeric <text:span text:style-name="T8">←</text:span> Object</text:p>
      <text:p text:style-name="Code">Complex Shared Methods =</text:p>
      <text:p text:style-name="Code">.cbrt <text:s text:c="2"/>.e** <text:s text:c="3"/>.split <text:s/>.sqrt</text:p>
      <text:p text:style-name="Code"/>
      <text:p text:style-name="P3">A complex number<text:note text:id="ftn20" text:note-class="footnote"><text:note-citation>20</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0">Literal<text:note text:id="ftn21" text:note-class="footnote"><text:note-citation>21</text:note-citation><text:note-body><text:p text:style-name="Footnote">No spaces are permitted within the literal.</text:p></text:note-body></text:note></text:p>
          </table:table-cell>
          <table:table-cell table:style-name="Table5.B1" office:value-type="string">
            <text:p text:style-name="P10">Value<text:note text:id="ftn22" text:note-class="footnote"><text:note-citation>22</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6">7i</text:p>
          </table:table-cell>
          <table:table-cell table:style-name="Table5.B2" office:value-type="string">
            <text:p text:style-name="P9">0+7i</text:p>
          </table:table-cell>
        </table:table-row>
        <table:table-row>
          <table:table-cell table:style-name="Table5.A2" office:value-type="string">
            <text:p text:style-name="P16">-7i</text:p>
          </table:table-cell>
          <table:table-cell table:style-name="Table5.B2" office:value-type="string">
            <text:p text:style-name="P9">0-7i</text:p>
          </table:table-cell>
        </table:table-row>
        <table:table-row>
          <table:table-cell table:style-name="Table5.A2" office:value-type="string">
            <text:p text:style-name="P16">3.7i</text:p>
          </table:table-cell>
          <table:table-cell table:style-name="Table5.B2" office:value-type="string">
            <text:p text:style-name="P9">0+3.7i</text:p>
          </table:table-cell>
        </table:table-row>
        <table:table-row>
          <table:table-cell table:style-name="Table5.A2" office:value-type="string">
            <text:p text:style-name="P16">1/2i</text:p>
          </table:table-cell>
          <table:table-cell table:style-name="Table5.B2" office:value-type="string">
            <text:p text:style-name="P9">0+1/2i</text:p>
          </table:table-cell>
        </table:table-row>
        <table:table-row>
          <table:table-cell table:style-name="Table5.A2" office:value-type="string">
            <text:p text:style-name="P16">-3-7i</text:p>
          </table:table-cell>
          <table:table-cell table:style-name="Table5.B2" office:value-type="string">
            <text:p text:style-name="P9">-3-7i</text:p>
          </table:table-cell>
        </table:table-row>
        <table:table-row>
          <table:table-cell table:style-name="Table5.A2" office:value-type="string">
            <text:p text:style-name="P16">3+7i</text:p>
          </table:table-cell>
          <table:table-cell table:style-name="Table5.B2" office:value-type="string">
            <text:p text:style-name="P9">3+7i</text:p>
          </table:table-cell>
        </table:table-row>
      </table:table>
      <text:p text:style-name="Text_20_body"/>
      <text:h text:style-name="Heading_20_2" text:outline-level="2"><text:soft-page-break/>Instance Methods</text:h>
      <table:table table:name="Table20" table:style-name="Table20">
        <table:table-column table:style-name="Table20.A"/>
        <table:table-row table:style-name="Table20.1">
          <table:table-cell table:style-name="Table20.A1" office:value-type="string">
            <text:h text:style-name="Heading_20_3" text:outline-level="3"><text:alphabetical-index-mark text:string-value=".split"/><text:alphabetical-index-mark text:string-value=".split"/>[a_complex] <text:alphabetical-index-mark-start text:id="IMark152570820"/>.cbrt<text:alphabetical-index-mark-end text:id="IMark152570820"/> [a_complex<text:span text:style-name="T9">1/3</text:span>]</text:h>
            <text:p text:style-name="Text_20_body"><text:span text:style-name="T1">Routing:</text:span> TOS.</text:p>
            <text:p text:style-name="Text_20_body">Find the cube root of the complex numeric value.</text:p>
          </table:table-cell>
        </table:table-row>
      </table:table>
      <text:p text:style-name="Text_20_body"/>
      <table:table table:name="Table21" table:style-name="Table21">
        <table:table-column table:style-name="Table21.A"/>
        <table:table-row>
          <table:table-cell table:style-name="Table21.A1" office:value-type="string">
            <text:h text:style-name="Heading_20_3" text:outline-level="3"><text:alphabetical-index-mark text:string-value=".split"/><text:alphabetical-index-mark text:string-value=".split"/>[a_complex] <text:alphabetical-index-mark-start text:id="IMark152569428"/>.e**<text:alphabetical-index-mark-end text:id="IMark152569428"/> [e<text:span text:style-name="T9">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52570820"/>.split<text:alphabetical-index-mark-end text:id="IMark152570820"/>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52569428"/>.sqrt<text:alphabetical-index-mark-end text:id="IMark152569428"/> [a_complex<text:span text:style-name="T9">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p text:style-name="Code"><text:s/></text:p>
      <text:h text:style-name="Heading_20_1" text:outline-level="1"><text:alphabetical-index-mark-start text:id="IMark152570772"/>Float<text:alphabetical-index-mark-end text:id="IMark152570772"/></text:h>
      <text:p text:style-name="Text_20_body"/>
      <text:p text:style-name="Text_20_body">Inheritance: Float <text:span text:style-name="T8">←</text:span> Numeric <text:span text:style-name="T8">←</text:span> Object</text:p>
      <text:p text:style-name="Code">No unique methods defined.</text:p>
      <text:p text:style-name="Code"/>
      <text:p text:style-name="P3">Float<text:note text:id="ftn23" text:note-class="footnote"><text:note-citation>23</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4" text:note-class="footnote"><text:note-citation>24</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0">Literal<text:note text:id="ftn25" text:note-class="footnote"><text:note-citation>25</text:note-citation><text:note-body><text:p text:style-name="Footnote">No spaces are permitted within the literal.</text:p></text:note-body></text:note></text:p>
          </table:table-cell>
          <table:table-cell table:style-name="Table8.B1" office:value-type="string">
            <text:p text:style-name="P10">Value</text:p>
          </table:table-cell>
        </table:table-row>
        <table:table-row>
          <table:table-cell table:style-name="Table8.A2" office:value-type="string">
            <text:p text:style-name="P16">7.0</text:p>
          </table:table-cell>
          <table:table-cell table:style-name="Table8.B2" office:value-type="string">
            <text:p text:style-name="P9">7.0</text:p>
          </table:table-cell>
        </table:table-row>
        <table:table-row>
          <table:table-cell table:style-name="Table8.A2" office:value-type="string">
            <text:p text:style-name="P16">7.0E3</text:p>
          </table:table-cell>
          <table:table-cell table:style-name="Table8.B2" office:value-type="string">
            <text:p text:style-name="P9">7000.0</text:p>
          </table:table-cell>
        </table:table-row>
        <table:table-row>
          <table:table-cell table:style-name="Table8.A2" office:value-type="string">
            <text:p text:style-name="P16">7.0E-3</text:p>
          </table:table-cell>
          <table:table-cell table:style-name="Table8.B2" office:value-type="string">
            <text:p text:style-name="P9">0.007</text:p>
          </table:table-cell>
        </table:table-row>
        <table:table-row>
          <table:table-cell table:style-name="Table8.A2" office:value-type="string">
            <text:p text:style-name="P16">-7.0</text:p>
          </table:table-cell>
          <table:table-cell table:style-name="Table8.B2" office:value-type="string">
            <text:p text:style-name="P9">-7.0</text:p>
          </table:table-cell>
        </table:table-row>
        <table:table-row>
          <table:table-cell table:style-name="Table8.A2" office:value-type="string">
            <text:p text:style-name="P16">-7.0E3</text:p>
          </table:table-cell>
          <table:table-cell table:style-name="Table8.B2" office:value-type="string">
            <text:p text:style-name="P9">-7000.0</text:p>
          </table:table-cell>
        </table:table-row>
        <table:table-row>
          <table:table-cell table:style-name="Table8.A2" office:value-type="string">
            <text:p text:style-name="P16">-7.0E-3</text:p>
          </table:table-cell>
          <table:table-cell table:style-name="Table8.B2" office:value-type="string">
            <text:p text:style-name="P9">-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52570724"/>Integer<text:alphabetical-index-mark-end text:id="IMark152570724"/></text:h>
      <text:p text:style-name="Text_20_body"/>
      <text:p text:style-name="Text_20_body">Inheritance: Integer <text:span text:style-name="T8">←</text:span> Numeric <text:span text:style-name="T8">←</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6" text:note-class="footnote"><text:note-citation>26</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7" text:note-class="footnote"><text:note-citation>27</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0">Literal<text:note text:id="ftn28" text:note-class="footnote"><text:note-citation>28</text:note-citation><text:note-body><text:p text:style-name="Footnote">No spaces are permitted within the literal.</text:p></text:note-body></text:note></text:p>
          </table:table-cell>
          <table:table-cell table:style-name="Table7.B1" office:value-type="string">
            <text:p text:style-name="P10">Value</text:p>
          </table:table-cell>
        </table:table-row>
        <table:table-row>
          <table:table-cell table:style-name="Table7.A2" office:value-type="string">
            <text:p text:style-name="P16">7</text:p>
          </table:table-cell>
          <table:table-cell table:style-name="Table7.B2" office:value-type="string">
            <text:p text:style-name="P9">7</text:p>
          </table:table-cell>
        </table:table-row>
        <table:table-row>
          <table:table-cell table:style-name="Table7.A2" office:value-type="string">
            <text:p text:style-name="P16">-7</text:p>
          </table:table-cell>
          <table:table-cell table:style-name="Table7.B2" office:value-type="string">
            <text:p text:style-name="P9">-7</text:p>
          </table:table-cell>
        </table:table-row>
        <table:table-row>
          <table:table-cell table:style-name="Table7.A2" office:value-type="string">
            <text:p text:style-name="P16">445556678789933</text:p>
          </table:table-cell>
          <table:table-cell table:style-name="Table7.B2" office:value-type="string">
            <text:p text:style-name="P9">445556678789933</text:p>
          </table:table-cell>
        </table:table-row>
        <table:table-row>
          <table:table-cell table:style-name="Table7.A2" office:value-type="string">
            <text:p text:style-name="P16">0xff</text:p>
          </table:table-cell>
          <table:table-cell table:style-name="Table7.B2" office:value-type="string">
            <text:p text:style-name="P9">255</text:p>
          </table:table-cell>
        </table:table-row>
        <table:table-row>
          <table:table-cell table:style-name="Table7.A2" office:value-type="string">
            <text:p text:style-name="P16">0xffffffffff</text:p>
          </table:table-cell>
          <table:table-cell table:style-name="Table7.B2" office:value-type="string">
            <text:p text:style-name="P9">1099511627775</text:p>
          </table:table-cell>
        </table:table-row>
        <table:table-row>
          <table:table-cell table:style-name="Table7.A2" office:value-type="string">
            <text:p text:style-name="P16">0xDeadBeef</text:p>
          </table:table-cell>
          <table:table-cell table:style-name="Table7.B2" office:value-type="string">
            <text:p text:style-name="P9">3735928559</text:p>
          </table:table-cell>
        </table:table-row>
      </table:table>
      <text:p text:style-name="Text_20_body"/>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08235704"/>Rational<text:alphabetical-index-mark-end text:id="IMark108235704"/></text:h>
      <text:p text:style-name="Text_20_body"/>
      <text:p text:style-name="Text_20_body">Inheritance: Rational <text:span text:style-name="T8">←</text:span> Numeric <text:span text:style-name="T8">←</text:span> Object</text:p>
      <text:p text:style-name="Code"/>
      <text:p text:style-name="Code">Rational Shared Methods =</text:p>
      <text:p text:style-name="Code"><text:s/>.split</text:p>
      <text:p text:style-name="Code"/>
      <text:p text:style-name="P3">Rational numbers<text:note text:id="ftn29" text:note-class="footnote"><text:note-citation>29</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0">Literal<text:note text:id="ftn30" text:note-class="footnote"><text:note-citation>30</text:note-citation><text:note-body><text:p text:style-name="Footnote">No spaces are permitted within the literal.</text:p></text:note-body></text:note></text:p>
          </table:table-cell>
          <table:table-cell table:style-name="Table6.B1" office:value-type="string">
            <text:p text:style-name="P10">Value<text:note text:id="ftn31" text:note-class="footnote"><text:note-citation>3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6">1/2</text:p>
          </table:table-cell>
          <table:table-cell table:style-name="Table6.B2" office:value-type="string">
            <text:p text:style-name="P9">1/2</text:p>
          </table:table-cell>
        </table:table-row>
        <table:table-row>
          <table:table-cell table:style-name="Table6.A2" office:value-type="string">
            <text:p text:style-name="P16">1.2/3</text:p>
          </table:table-cell>
          <table:table-cell table:style-name="Table6.B2" office:value-type="string">
            <text:p text:style-name="P9">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08235512"/>.split<text:alphabetical-index-mark-end text:id="IMark10823551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1">Code</text:p>
          </table:table-cell>
          <table:table-cell table:style-name="Table18.B2" office:value-type="string">
            <text:p text:style-name="P11">Result</text:p>
          </table:table-cell>
        </table:table-row>
        <table:table-row table:style-name="Table18.1">
          <table:table-cell table:style-name="Table18.A2" office:value-type="string">
            <text:p text:style-name="P12">1/2 .split</text:p>
          </table:table-cell>
          <table:table-cell table:style-name="Table18.B2" office:value-type="string">
            <text:p text:style-name="P12">1 <text:s/>2</text:p>
          </table:table-cell>
        </table:table-row>
        <table:table-row table:style-name="Table18.1">
          <table:table-cell table:style-name="Table18.A2" office:value-type="string">
            <text:p text:style-name="P12">3/4 .split</text:p>
          </table:table-cell>
          <table:table-cell table:style-name="Table18.B2" office:value-type="string">
            <text:p text:style-name="P1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h text:style-name="Heading_20_1" text:outline-level="1"><text:alphabetical-index-mark-start text:id="IMark108233640"/>Procedure<text:alphabetical-index-mark-end text:id="IMark108233640"/></text:h>
      <text:p text:style-name="Text_20_body"/>
      <text:p text:style-name="Text_20_body">Inheritance: Procedure <text:span text:style-name="T8">←</text:span> Object</text:p>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08233640"/>String<text:alphabetical-index-mark-end text:id="IMark108233640"/></text:h>
      <text:p text:style-name="Text_20_body"/>
      <text:p text:style-name="Text_20_body">Inheritance: String <text:span text:style-name="T8">←</text:span> Object</text:p>
      <text:p text:style-name="Code">String Shared Methods =</text:p>
      <text:p text:style-name="Code"/>
      <text:p text:style-name="Code">* <text:s text:c="8"/>.-left <text:s text:c="3"/>.eval <text:s text:c="4"/>.lines <text:s text:c="3"/>.midlr <text:s text:c="3"/>.rstrip <text:s text:c="2"/>&lt;&lt;</text:p>
      <text:p text:style-name="Code">+ <text:s text:c="8"/>.-mid <text:s text:c="4"/>.fmt <text:s text:c="5"/>.ljust <text:s text:c="3"/>.posn <text:s text:c="4"/>.split <text:s text:c="3"/>&lt;=</text:p>
      <text:p text:style-name="Code">.+left <text:s text:c="3"/>.-midlr <text:s text:c="2"/>.fmt" <text:s text:c="4"/>.load <text:s text:c="4"/>.reverse <text:s/>.strip <text:s text:c="3"/>&lt;=&gt;</text:p>
      <text:p text:style-name="Code">.+mid <text:s text:c="4"/>.-right <text:s text:c="2"/>.left <text:s text:c="4"/>.lstrip <text:s text:c="2"/>.right <text:s text:c="3"/>.to_lower &gt;</text:p>
      <text:p text:style-name="Code">.+midlr <text:s text:c="2"/>.cjust <text:s text:c="3"/>.left? <text:s text:c="3"/>.mid <text:s text:c="5"/>.right? <text:s text:c="2"/>.to_upper &gt;=</text:p>
      <text:p text:style-name="Code">.+right <text:s text:c="2"/>.emit <text:s text:c="4"/>.length <text:s text:c="2"/>.mid? <text:s text:c="4"/>.rjust <text:s text:c="3"/>&lt;</text:p>
      <text:p text:style-name="Code"/>
      <text:p text:style-name="Text_20_body">Ipsum lorem</text:p>
      <text:h text:style-name="Heading_20_2" text:outline-level="2">String Literal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08233640"/>Thread<text:alphabetical-index-mark-end text:id="IMark108233640"/></text:h>
      <text:p text:style-name="Text_20_body"/>
      <text:p text:style-name="Text_20_body">Inheritance: Thread <text:span text:style-name="T8">←</text:span> Object</text:p>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08233640"/><text:alphabetical-index-mark-start text:id="IMark108235656"/><text:alphabetical-index-mark-start text:id="IMark108234888"/>TrueClass<text:alphabetical-index-mark-end text:id="IMark108234888"/><text:alphabetical-index-mark-end text:id="IMark108235656"/><text:alphabetical-index-mark-end text:id="IMark108233640"/></text:h>
      <text:p text:style-name="P3"/>
      <text:p text:style-name="P3">Inheritance: TrueClass <text:span text:style-name="T8">←</text:span> Object</text:p>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21"/>
      <text:h text:style-name="Heading_20_1" text:outline-level="1">Symbol Glossary</text:h>
      <text:p text:style-name="Code">! <text:s text:c="13"/>.class <text:s text:c="8"/>.numerator <text:s text:c="4"/>0&lt;= <text:s text:c="11"/>clone</text:p>
      <text:p text:style-name="Code">!: <text:s text:c="12"/>.clone <text:s text:c="8"/>.odd? <text:s text:c="9"/>0&lt;=&gt; <text:s text:c="10"/>com</text:p>
      <text:p text:style-name="Code">&amp;&amp; <text:s text:c="12"/>.conjugate <text:s text:c="4"/>.p2c <text:s text:c="10"/>0&lt;&gt; <text:s text:c="11"/>complex</text:p>
      <text:p text:style-name="Code">)" <text:s text:c="12"/>.copy <text:s text:c="9"/>.parent_class <text:s/>0= <text:s text:c="12"/>copy</text:p>
      <text:p text:style-name="Code">)classes <text:s text:c="6"/>.cos <text:s text:c="10"/>.polar <text:s text:c="8"/>0&gt; <text:s text:c="12"/>distinct?</text:p>
      <text:p text:style-name="Code">)debug <text:s text:c="8"/>.cosh <text:s text:c="9"/>.posn <text:s text:c="9"/>0&gt;= <text:s text:c="11"/>do</text:p>
      <text:p text:style-name="Code">)entries <text:s text:c="6"/>.cr <text:s text:c="11"/>.pp <text:s text:c="11"/>1+ <text:s text:c="12"/>dpr</text:p>
      <text:p text:style-name="Code">)globals <text:s text:c="6"/>.cube <text:s text:c="9"/>.r2d <text:s text:c="10"/>1- <text:s text:c="12"/>drop</text:p>
      <text:p text:style-name="Code">)load" <text:s text:c="8"/>.current <text:s text:c="6"/>.real <text:s text:c="9"/>2* <text:s text:c="12"/>dup</text:p>
      <text:p text:style-name="Code">)methods <text:s text:c="6"/>.d2r <text:s text:c="10"/>.reverse <text:s text:c="6"/>2+ <text:s text:c="12"/>e</text:p>
      <text:p text:style-name="Code">)nodebug <text:s text:c="6"/>.denominator <text:s text:c="2"/>.right <text:s text:c="8"/>2- <text:s text:c="12"/>epsilon</text:p>
      <text:p text:style-name="Code">)quit <text:s text:c="9"/>.e** <text:s text:c="10"/>.right? <text:s text:c="7"/>2/ <text:s text:c="12"/>false</text:p>
      <text:p text:style-name="Code">)threads <text:s text:c="6"/>.each{ <text:s text:c="8"/>.rjust <text:s text:c="8"/>: <text:s text:c="13"/>global:</text:p>
      <text:p text:style-name="Code">)version <text:s text:c="6"/>.emit <text:s text:c="9"/>.round <text:s text:c="8"/>&lt; <text:s text:c="13"/>identical?</text:p>
      <text:p text:style-name="Code">)words <text:s text:c="8"/>.eval <text:s text:c="9"/>.rstrip <text:s text:c="7"/>&lt;&lt; <text:s text:c="12"/>if</text:p>
      <text:p text:style-name="Code">* <text:s text:c="13"/>.even? <text:s text:c="8"/>.select{ <text:s text:c="6"/>&lt;= <text:s text:c="12"/>infinity</text:p>
      <text:p text:style-name="Code">** <text:s text:c="12"/>.floor <text:s text:c="8"/>.shuffle <text:s text:c="6"/>&lt;=&gt; <text:s text:c="11"/>load"</text:p>
      <text:p text:style-name="Code">+ <text:s text:c="13"/>.fmt <text:s text:c="10"/>.sin <text:s text:c="10"/>&lt;&gt; <text:s text:c="12"/>max</text:p>
      <text:p text:style-name="Code">- <text:s text:c="13"/>.fmt" <text:s text:c="9"/>.sinh <text:s text:c="9"/>= <text:s text:c="13"/>max_float</text:p>
      <text:p text:style-name="Code">-infinity <text:s text:c="5"/>.gcd <text:s text:c="10"/>.sleep <text:s text:c="8"/>&gt; <text:s text:c="13"/>max_num</text:p>
      <text:p text:style-name="Code">. <text:s text:c="13"/>.hypot <text:s text:c="8"/>.sort <text:s text:c="9"/>&gt;= <text:s text:c="12"/>min</text:p>
      <text:p text:style-name="Code">." <text:s text:c="12"/>.imaginary <text:s text:c="4"/>.split <text:s text:c="8"/>&gt;&gt; <text:s text:c="12"/>min_float</text:p>
      <text:p text:style-name="Code">.+left <text:s text:c="8"/>.init <text:s text:c="9"/>.sqr <text:s text:c="10"/>?dup <text:s text:c="10"/>min_num</text:p>
      <text:p text:style-name="Code">.+mid <text:s text:c="9"/>.is_class? <text:s text:c="4"/>.sqrt <text:s text:c="9"/>@ <text:s text:c="13"/>mod</text:p>
      <text:p text:style-name="Code">.+midlr <text:s text:c="7"/>.keys <text:s text:c="9"/>.start <text:s text:c="8"/>Array <text:s text:c="9"/>nan</text:p>
      <text:p text:style-name="Code">.+right <text:s text:c="7"/>.lcm <text:s text:c="10"/>.strip <text:s text:c="8"/>Bignum <text:s text:c="8"/>neg</text:p>
      <text:p text:style-name="Code">.-left <text:s text:c="8"/>.left <text:s text:c="9"/>.strlen <text:s text:c="7"/>Class <text:s text:c="9"/>nil</text:p>
      <text:p text:style-name="Code">.-mid <text:s text:c="9"/>.left? <text:s text:c="8"/>.strmax <text:s text:c="7"/>Complex <text:s text:c="7"/>nil&lt;&gt;</text:p>
      <text:p text:style-name="Code">.-midlr <text:s text:c="7"/>.length <text:s text:c="7"/>.strmax2 <text:s text:c="6"/>FalseClass <text:s text:c="4"/>nil=</text:p>
      <text:p text:style-name="Code">.-right <text:s text:c="7"/>.lines <text:s text:c="8"/>.subclass: <text:s text:c="4"/>Fixnum <text:s text:c="8"/>nip</text:p>
      <text:p text:style-name="Code">.1/x <text:s text:c="10"/>.list <text:s text:c="9"/>.tan <text:s text:c="10"/>Float <text:s text:c="9"/>not</text:p>
      <text:p text:style-name="Code">.10** <text:s text:c="9"/>.ljust <text:s text:c="8"/>.tanh <text:s text:c="9"/>Hash <text:s text:c="10"/>or</text:p>
      <text:p text:style-name="Code">.2** <text:s text:c="10"/>.ln <text:s text:c="11"/>.to_f <text:s text:c="9"/>Integer <text:s text:c="7"/>over</text:p>
      <text:p text:style-name="Code">.: <text:s text:c="12"/>.load <text:s text:c="9"/>.to_f! <text:s text:c="8"/>MaxNumeric <text:s text:c="4"/>pause</text:p>
      <text:p text:style-name="Code">.:: <text:s text:c="11"/>.log10 <text:s text:c="8"/>.to_i <text:s text:c="9"/>MinNumeric <text:s text:c="4"/>pi</text:p>
      <text:p text:style-name="Code">.[]! <text:s text:c="10"/>.log2 <text:s text:c="9"/>.to_i! <text:s text:c="8"/>NilClass <text:s text:c="6"/>pick</text:p>
      <text:p text:style-name="Code">.[]@ <text:s text:c="10"/>.lstrip <text:s text:c="7"/>.to_lower <text:s text:c="5"/>Numeric <text:s text:c="7"/>rational</text:p>
      <text:p text:style-name="Code">.abs <text:s text:c="10"/>.magnitude <text:s text:c="4"/>.to_n <text:s text:c="9"/>Object <text:s text:c="8"/>rot</text:p>
      <text:p text:style-name="Code">.acos <text:s text:c="9"/>.main <text:s text:c="9"/>.to_n! <text:s text:c="8"/>Procedure <text:s text:c="5"/>self</text:p>
      <text:p text:style-name="Code">.acosh <text:s text:c="8"/>.map{ <text:s text:c="9"/>.to_r <text:s text:c="9"/>Rational <text:s text:c="6"/>space</text:p>
      <text:p text:style-name="Code">.angle <text:s text:c="8"/>.max <text:s text:c="10"/>.to_r! <text:s text:c="8"/>String <text:s text:c="8"/>spaces</text:p>
      <text:p text:style-name="Code">.asin <text:s text:c="9"/>.mid <text:s text:c="10"/>.to_s <text:s text:c="9"/>Thread <text:s text:c="8"/>swap</text:p>
      <text:p text:style-name="Code">.asinh <text:s text:c="8"/>.mid? <text:s text:c="9"/>.to_upper <text:s text:c="5"/>TrueClass <text:s text:c="5"/>thread:</text:p>
      <text:p text:style-name="Code">.atan <text:s text:c="9"/>.midlr <text:s text:c="8"/>.to_x <text:s text:c="9"/>VirtualMachine true</text:p>
      <text:p text:style-name="Code">.atan2 <text:s text:c="8"/>.min <text:s text:c="10"/>.to_x! <text:s text:c="8"/>[ <text:s text:c="13"/>tuck</text:p>
      <text:p text:style-name="Code">.atanh <text:s text:c="8"/>.name <text:s text:c="9"/>.values <text:s text:c="7"/>^^ <text:s text:c="12"/>vm</text:p>
      <text:p text:style-name="Code">.c2p <text:s text:c="10"/>.new <text:s text:c="10"/>.vm <text:s text:c="11"/>accept <text:s text:c="8"/>xor</text:p>
      <text:p text:style-name="Code">.call <text:s text:c="9"/>.new_size <text:s text:c="5"/>.vm_name <text:s text:c="6"/>accept" <text:s text:c="7"/>{</text:p>
      <text:p text:style-name="Code">.cbrt <text:s text:c="9"/>.new_value <text:s text:c="4"/>.with{ <text:s text:c="8"/>and <text:s text:c="11"/>{{</text:p>
      <text:p text:style-name="Code">.ceil <text:s text:c="9"/>.new_values <text:s text:c="3"/>/ <text:s text:c="13"/>begin <text:s text:c="9"/>||</text:p>
      <text:p text:style-name="Code">.cjust <text:s text:c="8"/>.new{ <text:s text:c="9"/>0&lt; <text:s text:c="12"/>class:</text:p>
      <text:p text:style-name="Text_20_body"/>
      <text:h text:style-name="Heading_20_1" text:outline-level="1">Appendix A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is by no means a complete overview of the subject of regular expressions and the reader is encouraged to seek further information on this complex subject.<text:note text:id="ftn32" text:note-class="footnote"><text:note-citation>32</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0">Expression Character</text:p>
          </table:table-cell>
          <table:table-cell table:style-name="Table4.B1" office:value-type="string">
            <text:p text:style-name="P11">Description</text:p>
          </table:table-cell>
        </table:table-row>
        <table:table-row>
          <table:table-cell table:style-name="Table4.A2" office:value-type="string">
            <text:p text:style-name="P14">.</text:p>
          </table:table-cell>
          <table:table-cell table:style-name="Table4.B2" office:value-type="string">
            <text:p text:style-name="P12">Any character except newline</text:p>
          </table:table-cell>
        </table:table-row>
        <table:table-row>
          <table:table-cell table:style-name="Table4.A2" office:value-type="string">
            <text:p text:style-name="P14">[A-Z]</text:p>
          </table:table-cell>
          <table:table-cell table:style-name="Table4.B2" office:value-type="string">
            <text:p text:style-name="P12">Any uppercase alphabetical character.</text:p>
          </table:table-cell>
        </table:table-row>
        <table:table-row>
          <table:table-cell table:style-name="Table4.A2" office:value-type="string">
            <text:p text:style-name="P14">[A-Za-z0-9_]</text:p>
          </table:table-cell>
          <table:table-cell table:style-name="Table4.B2" office:value-type="string">
            <text:p text:style-name="P12">Any alphanumeric or underscore character.</text:p>
          </table:table-cell>
        </table:table-row>
        <table:table-row>
          <table:table-cell table:style-name="Table4.A2" office:value-type="string">
            <text:p text:style-name="P14">\.</text:p>
          </table:table-cell>
          <table:table-cell table:style-name="Table4.B2" office:value-type="string">
            <text:p text:style-name="P12">A single '.' character.</text:p>
          </table:table-cell>
        </table:table-row>
        <table:table-row>
          <table:table-cell table:style-name="Table4.A2" office:value-type="string">
            <text:p text:style-name="P14">\/</text:p>
          </table:table-cell>
          <table:table-cell table:style-name="Table4.B2" office:value-type="string">
            <text:p text:style-name="P12">A single '/' character</text:p>
          </table:table-cell>
        </table:table-row>
        <table:table-row>
          <table:table-cell table:style-name="Table4.A2" office:value-type="string">
            <text:p text:style-name="P14">\d</text:p>
          </table:table-cell>
          <table:table-cell table:style-name="Table4.B2" office:value-type="string">
            <text:p text:style-name="P12">A digit (0..9)</text:p>
          </table:table-cell>
        </table:table-row>
        <table:table-row>
          <table:table-cell table:style-name="Table4.A2" office:value-type="string">
            <text:p text:style-name="P14">X*</text:p>
          </table:table-cell>
          <table:table-cell table:style-name="Table4.B2" office:value-type="string">
            <text:p text:style-name="P12">0 or more repetitions of the X expression.</text:p>
          </table:table-cell>
        </table:table-row>
        <table:table-row>
          <table:table-cell table:style-name="Table4.A2" office:value-type="string">
            <text:p text:style-name="P14">X+</text:p>
          </table:table-cell>
          <table:table-cell table:style-name="Table4.B2" office:value-type="string">
            <text:p text:style-name="P12">1 or more repetitions of the X expression.</text:p>
          </table:table-cell>
        </table:table-row>
        <table:table-row>
          <table:table-cell table:style-name="Table4.A2" office:value-type="string">
            <text:p text:style-name="P14">^</text:p>
          </table:table-cell>
          <table:table-cell table:style-name="Table4.B2" office:value-type="string">
            <text:p text:style-name="P12">The beginning of the line or string.</text:p>
          </table:table-cell>
        </table:table-row>
        <table:table-row>
          <table:table-cell table:style-name="Table4.A2" office:value-type="string">
            <text:p text:style-name="P14">$</text:p>
          </table:table-cell>
          <table:table-cell table:style-name="Table4.B2" office:value-type="string">
            <text:p text:style-name="P12">The end of the line or string</text:p>
          </table:table-cell>
        </table:table-row>
        <table:table-row>
          <table:table-cell table:style-name="Table4.A2" office:value-type="string">
            <text:p text:style-name="P13">other</text:p>
          </table:table-cell>
          <table:table-cell table:style-name="Table4.B2" office:value-type="string">
            <text:p text:style-name="P12">Non-regex commands are expressions for themselves.</text:p>
          </table:table-cell>
        </table:table-row>
      </table:table>
      <text:p text:style-name="P3"/>
      <text:p text:style-name="P3"/>
      <text:p text:style-name="P24"/>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35">A</text:p>
          <text:p text:style-name="P34">Array<text:tab/>29</text:p>
          <text:p text:style-name="P35">C</text:p>
          <text:p text:style-name="P34">Class<text:tab/>30</text:p>
          <text:p text:style-name="P34">Complex<text:tab/>37</text:p>
          <text:p text:style-name="P35">D</text:p>
          <text:p text:style-name="P34">distinct?<text:tab/>26</text:p>
          <text:p text:style-name="P35">F</text:p>
          <text:p text:style-name="P34">FalseClass<text:tab/>31</text:p>
          <text:p text:style-name="P34">Float<text:tab/>39</text:p>
          <text:p text:style-name="P35">H</text:p>
          <text:p text:style-name="P34">Hash<text:tab/>32</text:p>
          <text:p text:style-name="P35">I</text:p>
          <text:p text:style-name="P34">identical?<text:tab/>27</text:p>
          <text:p text:style-name="P34">inst:<text:tab/>20</text:p>
          <text:p text:style-name="P34">Integer<text:tab/>40</text:p>
          <text:p text:style-name="P35">L</text:p>
          <text:p text:style-name="P34">local:<text:tab/>20</text:p>
          <text:p text:style-name="P35">M</text:p>
          <text:p text:style-name="P34">max<text:tab/>27</text:p>
          <text:p text:style-name="P34">MaxNumeric<text:tab/>33</text:p>
          <text:p text:style-name="P34">min<text:tab/>27</text:p>
          <text:p text:style-name="P34">MinNumeric<text:tab/>34</text:p>
          <text:p text:style-name="P35">N</text:p>
          <text:p text:style-name="P34">nil&lt;&gt;<text:tab/>28</text:p>
          <text:p text:style-name="P34">nil=<text:tab/>28</text:p>
          <text:p text:style-name="P34">NilClass<text:tab/>35</text:p>
          <text:p text:style-name="P34">not<text:tab/>28</text:p>
          <text:p text:style-name="P34">Numeric<text:tab/>36</text:p>
          <text:p text:style-name="P35">O</text:p>
          <text:p text:style-name="P34">Object<text:tab/>19</text:p>
          <text:p text:style-name="P35">P</text:p>
          <text:p text:style-name="P34">Procedure<text:tab/>43</text:p>
          <text:p text:style-name="P35">R</text:p>
          <text:p text:style-name="P34">Rational<text:tab/>41</text:p>
          <text:p text:style-name="P34">Routing<text:tab/>17</text:p>
          <text:p text:style-name="P35">S</text:p>
          <text:p text:style-name="P34">String<text:tab/>44</text:p>
          <text:p text:style-name="P34">super<text:tab/>20</text:p>
          <text:p text:style-name="P35">T</text:p>
          <text:p text:style-name="P34">Thread<text:tab/>45</text:p>
          <text:p text:style-name="P34">TrueClass<text:tab/>46</text:p>
          <text:p text:style-name="P35">V</text:p>
          <text:p text:style-name="P34">VirtualMachine<text:tab/>18</text:p>
          <text:p text:style-name="P35">^</text:p>
          <text:p text:style-name="P34">^^<text:tab/>26, 31, 35</text:p>
          <text:p text:style-name="P35">;</text:p>
          <text:p text:style-name="P34">;<text:tab/>20</text:p>
          <text:p text:style-name="P35">:</text:p>
          <text:p text:style-name="P34">:<text:tab/>17</text:p>
          <text:p text:style-name="P35">.</text:p>
          <text:p text:style-name="P34">.<text:tab/>19</text:p>
          <text:p text:style-name="P34">.:<text:tab/>17</text:p>
          <text:p text:style-name="P34">.::<text:tab/>17, 20</text:p>
          <text:p text:style-name="P34">.cbrt<text:tab/>38</text:p>
          <text:p text:style-name="P34">.class<text:tab/>20</text:p>
          <text:p text:style-name="P34">.clone<text:tab/>21</text:p>
          <text:p text:style-name="P34">.copy<text:tab/>21</text:p>
          <text:p text:style-name="P34">.e**<text:tab/>38</text:p>
          <text:p text:style-name="P34">.init<text:tab/>21</text:p>
          <text:p text:style-name="P34">.is_class?<text:tab/>21</text:p>
          <text:p text:style-name="P34">.name<text:tab/>22</text:p>
          <text:p text:style-name="P34">.split<text:tab/>38, 41</text:p>
          <text:p text:style-name="P34">.sqrt<text:tab/>38</text:p>
          <text:p text:style-name="P34">.strlen<text:tab/>22</text:p>
          <text:p text:style-name="P34">.to_f<text:tab/>22</text:p>
          <text:p text:style-name="P34">.to_f!<text:tab/>23</text:p>
          <text:p text:style-name="P34">.to_i<text:tab/>23</text:p>
          <text:p text:style-name="P34">.to_i!<text:tab/>23</text:p>
          <text:p text:style-name="P34">.to_n<text:tab/>23</text:p>
          <text:p text:style-name="P34">.to_n!<text:tab/>24</text:p>
          <text:p text:style-name="P34">.to_r<text:tab/>24</text:p>
          <text:p text:style-name="P34">.to_r!<text:tab/>25</text:p>
          <text:p text:style-name="P34">.to_s<text:tab/>25</text:p>
          <text:p text:style-name="P34">.to_x<text:tab/>25</text:p>
          <text:p text:style-name="P34">.to_x!<text:tab/>26</text:p>
          <text:p text:style-name="P35">)</text:p>
          <text:p text:style-name="P34">)methods<text:tab/>19</text:p>
          <text:p text:style-name="P35">&amp;</text:p>
          <text:p text:style-name="P34">&amp;&amp;<text:tab/>19, 31, 35</text:p>
          <text:p text:style-name="P35">&lt;</text:p>
          <text:p text:style-name="P34">&lt;&gt;<text:tab/>26</text:p>
          <text:p text:style-name="P35">=</text:p>
          <text:p text:style-name="P34">=<text:tab/>26</text:p>
          <text:p text:style-name="P35">|</text:p>
          <text:p text:style-name="P34">||<text:tab/>28, 31, 35</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fo:background-color="#ccffff" fo:padding="0.0201in" fo:border="0.0008in solid #000000" style:shadow="none" text:number-lines="false" text:line-number="0">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ff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0</text:page-number> of <text:page-count>50</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9H54M43S</meta:editing-duration>
    <meta:editing-cycles>825</meta:editing-cycles>
    <meta:generator>OpenOffice/4.1.1$Win32 OpenOffice.org_project/411m6$Build-9775</meta:generator>
    <dc:date>2015-01-20T12:24:16.60</dc:date>
    <dc:creator>Peter Camilleri</dc:creator>
    <meta:document-statistic meta:table-count="53" meta:image-count="0" meta:object-count="0" meta:page-count="50" meta:paragraph-count="1143" meta:word-count="7479" meta:character-count="46757"/>
    <meta:template xlink:type="simple" xlink:actuate="onRequest" xlink:title="MyDefault" xlink:href="../../../../OpenOffice.org/3/user/template/MyDefault.ott" meta:date="2014-06-26T22:09:00.24"/>
  </office:meta>
</office:document-meta>
</file>